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0" svg:font-family="0" style:font-family-generic="system" style:font-pitch="variable"/>
    <style:font-face style:name="Arial" svg:font-family="Arial" style:font-family-generic="system" style:font-pitch="variable"/>
    <style:font-face style:name="Arial Unicode MS" svg:font-family="'Arial Unicode MS'" style:font-family-generic="system" style:font-pitch="variable"/>
    <style:font-face style:name="Times New Roman2" svg:font-family="'Times New Roman'" style:font-family-generic="system" style:font-pitch="variable"/>
  </office:font-face-decls>
  <office:automatic-styles>
    <style:style style:name="NombresCalculs" style:family="table">
      <style:table-properties style:width="15.24cm" table:align="margins" style:writing-mode="lr-tb"/>
    </style:style>
    <style:style style:name="NombresCalculs.A" style:family="table-column">
      <style:table-column-properties style:column-width="7.62cm" style:rel-column-width="32767*"/>
    </style:style>
    <style:style style:name="NombresCalculs.A1" style:family="table-cell">
      <style:table-cell-properties fo:padding="0.097cm" fo:border-left="0.05pt solid #000000" fo:border-right="none" fo:border-top="0.05pt solid #000000" fo:border-bottom="0.05pt solid #000000"/>
    </style:style>
    <style:style style:name="NombresCalculs.B1" style:family="table-cell">
      <style:table-cell-properties fo:padding="0.097cm" fo:border="0.05pt solid #000000"/>
    </style:style>
    <style:style style:name="NombresCalculs.A2" style:family="table-cell">
      <style:table-cell-properties fo:padding="0.097cm" fo:border-left="0.05pt solid #000000" fo:border-right="0.05pt solid #000000" fo:border-top="none" fo:border-bottom="0.05pt solid #000000"/>
    </style:style>
    <style:style style:name="NombresCalculs.A3" style:family="table-cell">
      <style:table-cell-properties fo:padding="0.097cm" fo:border-left="0.05pt solid #000000" fo:border-right="none" fo:border-top="none" fo:border-bottom="0.05pt solid #000000"/>
    </style:style>
    <style:style style:name="Tableau1" style:family="table">
      <style:table-properties style:width="15.24cm" table:align="margins" style:writing-mode="lr-tb"/>
    </style:style>
    <style:style style:name="Tableau1.A" style:family="table-column">
      <style:table-column-properties style:column-width="7.62cm" style:rel-column-width="3276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2" style:family="table">
      <style:table-properties style:width="15.24cm" table:align="margins" style:writing-mode="lr-tb"/>
    </style:style>
    <style:style style:name="Tableau2.A" style:family="table-column">
      <style:table-column-properties style:column-width="7.62cm" style:rel-column-width="3276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3" style:family="table">
      <style:table-properties style:width="15.24cm" table:align="margins" style:writing-mode="lr-tb"/>
    </style:style>
    <style:style style:name="Tableau3.A" style:family="table-column">
      <style:table-column-properties style:column-width="7.62cm" style:rel-column-width="32767*"/>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4" style:family="table">
      <style:table-properties style:width="15.24cm" table:align="margins" style:writing-mode="lr-tb"/>
    </style:style>
    <style:style style:name="Tableau4.A" style:family="table-column">
      <style:table-column-properties style:column-width="7.62cm" style:rel-column-width="32767*"/>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P1" style:family="paragraph" style:parent-style-name="Heading_20_2">
      <style:text-properties fo:language="fr" fo:country="FR"/>
    </style:style>
    <style:style style:name="P2" style:family="paragraph" style:parent-style-name="Heading_20_1">
      <style:text-properties fo:language="fr" fo:country="FR"/>
    </style:style>
    <style:style style:name="P3" style:family="paragraph" style:parent-style-name="Standard">
      <style:text-properties fo:language="fr" fo:country="FR"/>
    </style:style>
    <style:style style:name="P4" style:family="paragraph" style:parent-style-name="Standard">
      <style:text-properties fo:language="fr" fo:country="FR" officeooo:paragraph-rsid="00059532"/>
    </style:style>
    <style:style style:name="P5" style:family="paragraph" style:parent-style-name="Standard">
      <style:paragraph-properties fo:text-align="center" style:justify-single-word="false"/>
      <style:text-properties fo:language="fr" fo:country="FR" officeooo:paragraph-rsid="00059532"/>
    </style:style>
    <style:style style:name="P6" style:family="paragraph" style:parent-style-name="Standard">
      <style:paragraph-properties fo:text-align="center" style:justify-single-word="false"/>
      <style:text-properties fo:language="fr" fo:country="FR" officeooo:paragraph-rsid="00067526"/>
    </style:style>
    <style:style style:name="P7" style:family="paragraph" style:parent-style-name="Standard">
      <style:paragraph-properties fo:text-align="center" style:justify-single-word="false"/>
      <style:text-properties fo:language="fr" fo:country="FR" officeooo:paragraph-rsid="00072bb7"/>
    </style:style>
    <style:style style:name="P8" style:family="paragraph" style:parent-style-name="Standard">
      <style:paragraph-properties fo:text-align="center" style:justify-single-word="false"/>
      <style:text-properties fo:language="fr" fo:country="FR" officeooo:paragraph-rsid="00088123"/>
    </style:style>
    <style:style style:name="P9" style:family="paragraph" style:parent-style-name="Standard">
      <style:paragraph-properties fo:text-align="center" style:justify-single-word="false"/>
      <style:text-properties fo:language="fr" fo:country="FR" officeooo:paragraph-rsid="000a5503"/>
    </style:style>
    <style:style style:name="P10" style:family="paragraph" style:parent-style-name="Standard">
      <style:paragraph-properties fo:text-align="center" style:justify-single-word="false"/>
      <style:text-properties fo:language="fr" fo:country="FR" officeooo:paragraph-rsid="000bf9c3"/>
    </style:style>
    <style:style style:name="P11" style:family="paragraph" style:parent-style-name="Standard">
      <style:paragraph-properties fo:text-align="center" style:justify-single-word="false"/>
      <style:text-properties fo:language="fr" fo:country="FR" officeooo:paragraph-rsid="000d567a"/>
    </style:style>
    <style:style style:name="P12" style:family="paragraph" style:parent-style-name="Standard">
      <style:text-properties fo:language="fr" fo:country="FR" officeooo:paragraph-rsid="00067526"/>
    </style:style>
    <style:style style:name="P13" style:family="paragraph" style:parent-style-name="Standard">
      <style:text-properties fo:language="fr" fo:country="FR" fo:font-weight="normal" style:font-weight-asian="normal" style:font-weight-complex="normal"/>
    </style:style>
    <style:style style:name="P14" style:family="paragraph" style:parent-style-name="Standard">
      <style:text-properties fo:language="fr" fo:country="FR" fo:font-weight="normal" officeooo:paragraph-rsid="00067526" style:font-weight-asian="normal" style:font-weight-complex="normal"/>
    </style:style>
    <style:style style:name="P15" style:family="paragraph" style:parent-style-name="Standard">
      <style:text-properties fo:language="fr" fo:country="FR" fo:font-weight="normal" officeooo:paragraph-rsid="000ec078" style:font-weight-asian="normal" style:font-weight-complex="normal"/>
    </style:style>
    <style:style style:name="P16" style:family="paragraph" style:parent-style-name="Standard">
      <style:text-properties fo:language="fr" fo:country="FR" officeooo:paragraph-rsid="00072bb7"/>
    </style:style>
    <style:style style:name="P17" style:family="paragraph" style:parent-style-name="Standard">
      <style:text-properties fo:language="fr" fo:country="FR" officeooo:paragraph-rsid="00088123"/>
    </style:style>
    <style:style style:name="P18" style:family="paragraph" style:parent-style-name="Standard">
      <style:text-properties fo:language="fr" fo:country="FR" officeooo:paragraph-rsid="0008bb4e"/>
    </style:style>
    <style:style style:name="P19" style:family="paragraph" style:parent-style-name="Standard">
      <style:text-properties fo:language="fr" fo:country="FR" officeooo:paragraph-rsid="000a5503"/>
    </style:style>
    <style:style style:name="P20" style:family="paragraph" style:parent-style-name="Standard">
      <style:text-properties fo:language="fr" fo:country="FR" officeooo:paragraph-rsid="000bf9c3"/>
    </style:style>
    <style:style style:name="P21" style:family="paragraph" style:parent-style-name="Standard">
      <style:text-properties fo:language="fr" fo:country="FR" officeooo:paragraph-rsid="000d39ac"/>
    </style:style>
    <style:style style:name="P22" style:family="paragraph" style:parent-style-name="Standard">
      <style:text-properties fo:language="fr" fo:country="FR" officeooo:paragraph-rsid="000d567a"/>
    </style:style>
    <style:style style:name="P23" style:family="paragraph" style:parent-style-name="Standard">
      <style:text-properties fo:language="fr" fo:country="FR" officeooo:paragraph-rsid="000ec078"/>
    </style:style>
    <style:style style:name="P24" style:family="paragraph" style:parent-style-name="Title" style:master-page-name="Standard">
      <style:paragraph-properties style:page-number="auto"/>
      <style:text-properties fo:language="fr" fo:country="FR"/>
    </style:style>
    <style:style style:name="T1" style:family="text">
      <style:text-properties style:font-name="Times New Roman"/>
    </style:style>
    <style:style style:name="T2" style:family="text">
      <style:text-properties style:font-name="Times New Roman" fo:font-weight="bold" style:font-weight-asian="bold"/>
    </style:style>
    <style:style style:name="T3" style:family="text">
      <style:text-properties style:font-name="Times New Roman" fo:font-weight="bold" officeooo:rsid="000ec078" style:font-weight-asian="bold"/>
    </style:style>
    <style:style style:name="T4" style:family="text">
      <style:text-properties style:font-name="Times New Roman" fo:font-style="italic" style:font-style-asian="italic"/>
    </style:style>
    <style:style style:name="T5" style:family="text">
      <style:text-properties style:font-name="Times New Roman" fo:font-weight="normal" style:font-weight-asian="normal" style:font-weight-complex="normal"/>
    </style:style>
    <style:style style:name="T6" style:family="text">
      <style:text-properties style:font-name="Times New Roman" officeooo:rsid="00067526"/>
    </style:style>
    <style:style style:name="T7" style:family="text">
      <style:text-properties style:font-name="Times New Roman" officeooo:rsid="00072bb7"/>
    </style:style>
    <style:style style:name="T8" style:family="text">
      <style:text-properties style:font-name="Times New Roman" officeooo:rsid="00088123"/>
    </style:style>
    <style:style style:name="T9" style:family="text">
      <style:text-properties style:font-name="Times New Roman" officeooo:rsid="000a5503"/>
    </style:style>
    <style:style style:name="T10" style:family="text">
      <style:text-properties style:font-name="Times New Roman" officeooo:rsid="000bf9c3"/>
    </style:style>
    <style:style style:name="T11" style:family="text">
      <style:text-properties style:font-name="Times New Roman" officeooo:rsid="000d39ac"/>
    </style:style>
    <style:style style:name="T12" style:family="text">
      <style:text-properties style:font-name="Times New Roman" officeooo:rsid="000d567a"/>
    </style:style>
    <style:style style:name="T13" style:family="text">
      <style:text-properties style:font-name="Times New Roman" officeooo:rsid="000ec078"/>
    </style:style>
    <style:style style:name="T14" style:family="text">
      <style:text-properties style:font-name="Times New Roman" fo:language="fr" fo:country="FR"/>
    </style:style>
    <style:style style:name="T15" style:family="text">
      <style:text-properties style:text-position="super 58%"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5">CYCLE 4 - Mathématiques</text:span></text:p>
      <text:p text:style-name="P3"><text:span text:style-name="T1">Le programme de mathématiques est rédigé pour l’ensemble du cycle. Les connaissances et compétences visées sont des attendus de la fin du cycle. Pour y parvenir, elles devront être travaillées de manière progressive et réinvesties sur toute la durée du cycle. Des repères de progressivité indiquent en particulier quelles notions ne doivent pas être introduites dès le début du cycle, mais seulement après que d’autres notions ont été rencontrées, puis stabilisées.</text:span></text:p>
      <text:p text:style-name="P3"><text:span text:style-name="T1"/></text:p>
      <text:p text:style-name="P3"><text:span text:style-name="T1">Ce programme est ancré dans les cinq domaines du socle, et il est structuré selon les quatre thèmes classiques : nombres et calculs ; organisation et gestion de données, fonctions ; grandeurs et mesures ; espace et géométrie. En outre, un enseignement de l’informatique est dispensé conjointement en mathématiques et en technologie. Ces domaines du socle et ces thèmes du programme ne sont évidemment pas étanches.</text:span></text:p>
      <text:p text:style-name="P3"><text:span text:style-name="T1"/></text:p>
      <text:p text:style-name="P3"><text:span text:style-name="T1">La mise en œuvre du programme doit permettre de développer les six compétences majeures de l’activité mathématique : chercher, modéliser, représenter, raisonner, calculer, communiquer, qui sont détaillées dans le tableau ci-après.</text:span></text:p>
      <text:p text:style-name="P3"><text:span text:style-name="T1"/></text:p>
      <text:p text:style-name="P3"><text:span text:style-name="T1">Pour ce faire, une place importante doit être accordée à la résolution de problèmes, qu’ils soient internes aux mathématiques, ou liés à des situations issues de la vie quotidienne ou d’autres disciplines. Le programme fournit des outils permettant de modéliser des situations variées sous forme de problèmes mathématisés.</text:span></text:p>
      <text:p text:style-name="P3"><text:span text:style-name="T1"/></text:p>
      <text:p text:style-name="P3"><text:span text:style-name="T1">La résolution de problèmes nécessite de s’appuyer sur un corpus de connaissances et de méthodes. Les élèves doivent disposer de réflexes intellectuels et d’automatismes tels que le calcul mental, qui, en libérant la mémoire, permettent de centrer la réflexion sur l’élaboration d’une démarche.</text:span></text:p>
      <text:p text:style-name="P3"><text:span text:style-name="T1"/></text:p>
      <text:p text:style-name="P3"><text:span text:style-name="T1">La formation au raisonnement et l’initiation à la démonstration sont des objectifs essentiels du cycle 4. Le raisonnement, au cœur de l’activité mathématique, doit prendre appui sur des situations variées (par exemple problèmes de nature arithmétique ou géométrique, mais également mise au point d’un programme qui doit tourner sur un ordinateur ou pratique de jeux pour lesquels il faut développer une stratégie gagnante, individuelle ou collective, ou maximiser ses chances). Les pratiques d’investigation (essai-erreur, conjecture-validation, etc.) sont essentielles et peuvent s’appuyer aussi bien sur des manipulations ou des recherches papier/crayon, que sur l’usage d’outils numériques (tableurs, logiciels de géométrie, etc.). Il est important de ménager une progressivité dans l’apprentissage de la démonstration et de ne pas avoir trop d’exigences concernant le formalisme.</text:span></text:p>
      <text:p text:style-name="P3"><text:span text:style-name="T1"/></text:p>
      <text:p text:style-name="P3"><text:span text:style-name="T1">L’explicitation de la démarche utilisée et la rédaction d’une solution participent au développement des compétences de communication orale et écrite.</text:span></text:p>
      <text:p text:style-name="P4"><text:span text:style-name="T1"/></text:p>
      <text:p text:style-name="P4"><text:span text:style-name="T1">Le programme donne une place importante à l’utilisation des nombres. L’introduction de </text:span><text:soft-page-break/><text:span text:style-name="T1">nouveaux nombres (nombres rationnels, racine carrée) peut utilement s’appuyer sur un travail des grandeurs et mesures ou de la géométrie. L’extension des procédures de calcul (addition, soustraction, multiplication, division) aux nombres rationnels et l’introduction du calcul littéral doivent s’appuyer sur des situations permettant de construire le sens des nombres et des opérations.</text:span></text:p>
      <text:p text:style-name="P4"><text:span text:style-name="T1"/></text:p>
      <text:p text:style-name="P3"><text:span text:style-name="T1">Au cycle 3, l’élève a commencé à passer d’une géométrie où les objets et leurs propriétés sont contrôlés par l’observation et l’instrumentation à une géométrie dont la validation s’appuie sur le raisonnement et l’argumentation. Ces nouvelles formes de validation sont un objectif majeur du cycle 4. En fin de cycle, de nouvelles transformations géométriques sont étudiées à travers des activités de description et de construction, pouvant s’appuyer sur l’utilisation de logiciels.</text:span></text:p>
      <text:p text:style-name="P4"><text:span text:style-name="T1"/></text:p>
      <text:p text:style-name="P4"><text:span text:style-name="T1">Au cycle 4, l’élève développe son intuition en passant d’un mode de représentation à un autre : numérique, graphique, algébrique, géométrique, etc. Ces changements de registre sont favorisés par l’usage de logiciels polyvalents tels que le tableur ou les logiciels de géométrie dynamique. L’utilisation du tableur et de la calculatrice est nécessaire pour gérer des données réelles et permet d’inscrire l’activité mathématique dans les domaines 3, 4 et 5 du socle.</text:span></text:p>
      <text:p text:style-name="P4"><text:span text:style-name="T1"/></text:p>
      <text:p text:style-name="P3"><text:span text:style-name="T1">L’enseignement de l’informatique au cycle 4 n’a pas pour objectif de former des élèves experts, mais de leur apporter des clés de décryptage d’un monde numérique en évolution constante. Il permet d’acquérir des méthodes qui construisent la pensée algorithmique et développe des compétences dans la représentation de l’information et de son traitement, la résolution de problèmes, le contrôle des résultats. Il est également l’occasion de mettre en place des modalités d’enseignement fondées sur une pédagogie de projet, active et collaborative. Pour donner du sens aux apprentissages et valoriser le travail des élèves, cet enseignement doit se traduire par la réalisation de productions collectives (programme, application, animation, sites, etc.) dans le cadre d’activités de création numérique, au cours desquelles les élèves développent leur autonomie, mais aussi le sens du travail collaboratif.</text:span></text:p>
      <text:p text:style-name="P3"><text:span text:style-name="T1"/></text:p>
      <text:p text:style-name="P3"><text:span text:style-name="T1">La pratique des mathématiques, en particulier les activités de recherche, amène les élèves à travailler sur des notions ou des objets mathématiques dont la maîtrise n’est pas attendue en fin de troisième (par exemple, irrationalité de certains nombres, caractéristiques de dispersion d’une série statistique autres que l’étendue, modélisation de phénomènes aléatoires, calculs de distances astronomiques, droites remarquables dans un triangle, travail sur les puissances et capacité de stockage) ; c’est aussi l’occasion d’enrichir leur culture scientifique.</text:span></text:p>
      <text:p text:style-name="P3"><text:span text:style-name="T1"/></text:p>
      <text:h text:style-name="P2" text:outline-level="1"><text:span text:style-name="T1">Compétences travaillées</text:span></text:h>
      <text:h text:style-name="P1" text:outline-level="2"><text:span text:style-name="T1">Chercher</text:span></text:h>
      <text:p text:style-name="P3"><text:span text:style-name="T1">» Extraire d’un document les informations utiles, les reformuler, les organiser, les confronter à ses connaissances.</text:span></text:p>
      <text:p text:style-name="P3"><text:soft-page-break/><text:span text:style-name="T1">» S’engager dans une démarche scientifique, observer, questionner, manipuler, expérimenter (sur une feuil e de papier, avec des objets, à l’aide de logiciels), émettre des hypothèses, chercher des exemples ou des contre-exemples, simplifier ou particulariser une situation, émettre une conjecture.</text:span></text:p>
      <text:p text:style-name="P3"><text:span text:style-name="T1">» Tester, essayer plusieurs pistes de résolution.</text:span></text:p>
      <text:p text:style-name="P3"><text:span text:style-name="T1">» Décomposer un problème en sous-problèmes.</text:span></text:p>
      <text:p text:style-name="P3"><text:span text:style-name="T1"/></text:p>
      <text:p text:style-name="P4"><text:span text:style-name="T4">Domaines du socle : 2, 4</text:span></text:p>
      <text:h text:style-name="P1" text:outline-level="2"><text:span text:style-name="T1">Modéliser</text:span></text:h>
      <text:p text:style-name="P3"><text:span text:style-name="T1">» Reconnaître des situations de proportionnalité et résoudre les problèmes correspondants.</text:span></text:p>
      <text:p text:style-name="P3"><text:span text:style-name="T1">» Traduire en langage mathématique une situation réel e (par exemple, à l’aide d’équations, de fonctions, de configurations géométriques, d’outils statistiques).</text:span></text:p>
      <text:p text:style-name="P3"><text:span text:style-name="T1">» Comprendre et utiliser une simulation numérique ou géométrique.</text:span></text:p>
      <text:p text:style-name="P3"><text:span text:style-name="T1">» Valider ou invalider un modèle, comparer une situation à un modèle connu (par exemple un mo-dèle aléatoire).</text:span></text:p>
      <text:p text:style-name="P3"><text:span text:style-name="T1"/></text:p>
      <text:p text:style-name="P3"><text:span text:style-name="T4">Domaines du socle : 1, 5</text:span></text:p>
      <text:h text:style-name="P1" text:outline-level="2"><text:span text:style-name="T1">Représenter</text:span></text:h>
      <text:p text:style-name="P3"><text:span text:style-name="T1">» Choisir et mettre en relation des cadres (numérique, algébrique, géométrique) adaptés pour traiter un problème ou pour étudier un objet mathématique.</text:span></text:p>
      <text:p text:style-name="P3"><text:span text:style-name="T1">» Produire et utiliser plusieurs représentations des nombres.</text:span></text:p>
      <text:p text:style-name="P3"><text:span text:style-name="T1">» Représenter des données sous forme d’une série statistique.</text:span></text:p>
      <text:p text:style-name="P3"><text:span text:style-name="T1">» Utiliser, produire et mettre en relation des représentations de solides (par exemple, perspective ou vue de dessus/de dessous) et de situations spatiales (schémas, croquis, maquettes, patrons, figures géométriques, photographies, plans, cartes, courbes de niveau).</text:span></text:p>
      <text:p text:style-name="P3"><text:span text:style-name="T1"/></text:p>
      <text:p text:style-name="P3"><text:span text:style-name="T4">Domaines du socle : 1, 5</text:span></text:p>
      <text:h text:style-name="P1" text:outline-level="2"><text:span text:style-name="T1">Raisonner</text:span></text:h>
      <text:p text:style-name="P3"><text:span text:style-name="T1">» Résoudre des problèmes impliquant des grandeurs variées (géométriques, physiques, économiques) : mobiliser les connaissances nécessaires, analyser et exploiter ses erreurs, mettre à l’essai plusieurs solutions.</text:span></text:p>
      <text:p text:style-name="P3"><text:span text:style-name="T1">» Mener col ectivement une investigation en sachant prendre en compte le point de vue d’autrui.</text:span></text:p>
      <text:p text:style-name="P3"><text:span text:style-name="T1">» Démontrer : utiliser un raisonnement logique et des règles établies (propriétés, théorèmes, formules) pour parvenir à une conclusion.</text:span></text:p>
      <text:p text:style-name="P3"><text:span text:style-name="T1">» Fonder et défendre ses jugements en s’appuyant sur des résultats établis et sur sa maîtrise de l’argumentation.</text:span></text:p>
      <text:p text:style-name="P3"><text:span text:style-name="T1"/></text:p>
      <text:p text:style-name="P3"><text:span text:style-name="T4">Domaines du socle : 2, 3, 4</text:span></text:p>
      <text:p text:style-name="P3"><text:span text:style-name="T1"/></text:p>
      <text:h text:style-name="P1" text:outline-level="2"><text:soft-page-break/><text:span text:style-name="T1">Calculer</text:span></text:h>
      <text:p text:style-name="P3"><text:span text:style-name="T1">» Calculer avec des nombres rationnels, de manière exacte ou approchée, en combinant de façon appropriée le calcul mental, le calcul posé et le calcul instrumenté (calculatrice ou logiciel).</text:span></text:p>
      <text:p text:style-name="P3"><text:span text:style-name="T1">» Contrôler la vraisemblance de ses résultats, notamment en estimant des ordres de grandeur ou en utilisant des encadrements.</text:span></text:p>
      <text:p text:style-name="P3"><text:span text:style-name="T1">» Calculer en utilisant le langage algébrique (lettres, symboles, etc.).</text:span></text:p>
      <text:p text:style-name="P3"><text:span text:style-name="T1"/></text:p>
      <text:p text:style-name="P3"><text:span text:style-name="T4">Domaines du socle : 4</text:span></text:p>
      <text:h text:style-name="P1" text:outline-level="2"><text:span text:style-name="T1">Communiquer</text:span></text:h>
      <text:p text:style-name="P3"><text:span text:style-name="T1">» Faire le lien entre le langage naturel et le langage algébrique. Distinguer des spécificités du langage mathématique par rapport à la langue française.</text:span></text:p>
      <text:p text:style-name="P3"><text:span text:style-name="T1">» Expliquer à l’oral ou à l’écrit (sa démarche, son raisonnement, un calcul, un protocole de construction géométrique, un algorithme), comprendre les explications d’un autre et argumenter dans l’échange.</text:span></text:p>
      <text:p text:style-name="P3"><text:span text:style-name="T1">» Vérifier la validité d’une information et distinguer ce qui est objectif et ce qui est subjectif ; lire, interpréter, commenter, produire des tableaux, des graphiques, des diagrammes.</text:span></text:p>
      <text:p text:style-name="P3"><text:span text:style-name="T1"/></text:p>
      <text:p text:style-name="P3"><text:span text:style-name="T4">Domaines du socle : 1, 3</text:span></text:p>
      <text:p text:style-name="P3"><text:span text:style-name="T1"/></text:p>
      <text:h text:style-name="P2" text:outline-level="1"><text:span text:style-name="T1">Nombres et calculs</text:span></text:h>
      <text:p text:style-name="P4"><text:span text:style-name="T1">Au cycle 4, les élèves consolident le sens des nombres et confortent la maitrise des procédures de calcul. Les différentes composantes de ce thème sont reliées entre elles. Les élèves manipulent des nombres rationnels de signe quelconque. Ils prennent conscience du fait qu’un même nombre peut avoir plusieurs écritures (notamment écritures fractionnaire et décimale). Les élèves abordent les bases du calcul littéral, qu’ils mettent en œuvre pour résoudre des problèmes faisant intervenir des équations ou inéquations du premier degré. A l’occasion d’activités de recherche, ils peuvent rencontrer la notion de nombres irrationnels, par exemple lors d’un travail sur les racines carrées.</text:span></text:p>
      <text:h text:style-name="Heading_20_3" text:outline-level="3"><text:span text:style-name="T1">Attendus de fin de cycle</text:span></text:h>
      <text:p text:style-name="P3"><text:span text:style-name="T1">» Utiliser les nombres pour comparer, calculer et résoudre des problèmes</text:span></text:p>
      <text:p text:style-name="P3"><text:span text:style-name="T1">» Comprendre et utiliser les notions de divisibilité et de nombres premiers</text:span></text:p>
      <text:p text:style-name="P3"><text:span text:style-name="T1">» Utiliser le calcul littéral</text:span></text:p>
      <text:p text:style-name="P3"><text:span text:style-name="T1"/></text:p>
      <table:table table:name="NombresCalculs" table:style-name="NombresCalculs">
        <table:table-column table:style-name="NombresCalculs.A" table:number-columns-repeated="2"/>
        <table:table-row>
          <table:table-cell table:style-name="NombresCalculs.A1" office:value-type="string">
            <text:p text:style-name="P5"><text:span text:style-name="T2">Connaissances et compétences associées</text:span></text:p>
          </table:table-cell>
          <table:table-cell table:style-name="NombresCalculs.B1" office:value-type="string">
            <text:p text:style-name="P5"><text:span text:style-name="T2">Exemples de situations, d’activités et de ressources pour l’élève</text:span></text:p>
          </table:table-cell>
        </table:table-row>
        <table:table-row>
          <table:table-cell table:style-name="NombresCalculs.A2" table:number-columns-spanned="2" office:value-type="string">
            <text:p text:style-name="P5"><text:span text:style-name="T2">Utiliser les nombres pour comparer, calculer et résoudre des problèmes</text:span></text:p>
          </table:table-cell>
          <table:covered-table-cell/>
        </table:table-row>
        <table:table-row>
          <table:table-cell table:style-name="NombresCalculs.A3" office:value-type="string">
            <text:p text:style-name="P4"><text:span text:style-name="T1">Utiliser diverses représentations d’un </text:span><text:soft-page-break/><text:span text:style-name="T1">même nombre (écriture décimale ou fractionnaire, notation scientifique, repérage sur une droite graduée) ; passer d’une représentation à une autre.</text:span></text:p>
            <text:p text:style-name="P4"><text:span text:style-name="T1"/></text:p>
            <text:p text:style-name="P12"><text:span text:style-name="T1">» Nombres décimaux.</text:span></text:p>
            <text:p text:style-name="P12"><text:span text:style-name="T1">» Nombres rationnels (positifs ou négatifs), notion d’opposé.</text:span></text:p>
            <text:p text:style-name="P12"><text:span text:style-name="T1">» Fractions, fractions irréductibles, cas particulier des fractions décimales.</text:span></text:p>
            <text:p text:style-name="P12"><text:span text:style-name="T1">» Définition de la racine carrée ; les carrés parfaits entre 1 et 144.</text:span></text:p>
            <text:p text:style-name="P12"><text:span text:style-name="T1">» Les préfixes de nano à giga.</text:span></text:p>
          </table:table-cell>
          <table:table-cell table:style-name="NombresCalculs.A2" office:value-type="string">
            <text:p text:style-name="P12"><text:span text:style-name="T1">Rencontrer diverses écritures dans des </text:span><text:soft-page-break/><text:span text:style-name="T1">situations variées (par exemple nombres décimaux dans des situations de vie quotidienne, notation scientifique en physique, nombres relatifs pour mesurer des températures ou des altitudes).</text:span></text:p>
            <text:p text:style-name="P12"><text:span text:style-name="T1"/></text:p>
            <text:p text:style-name="P12"><text:span text:style-name="T1">Relier fractions, proportions et pourcentages.</text:span></text:p>
            <text:p text:style-name="P12"><text:span text:style-name="T1"/></text:p>
            <text:p text:style-name="P12"><text:span text:style-name="T1">Associer à des objets des ordres de grandeurs (par exemple, la tail</text:span><text:span text:style-name="T6">l</text:span><text:span text:style-name="T1">e d’un atome, d’une bactérie, d’une alvéole pulmonaire, la longueur de l’intestin, la capacité de stockage d’un disque dur, la vitesse du son et de la lumière, la population française et mondiale, la distance de la Terre à la Lune et au Soleil, la distance du Soleil à l’étoile la plus proche).</text:span></text:p>
            <text:p text:style-name="P12"><text:span text:style-name="T1"/></text:p>
            <text:p text:style-name="P12"><text:span text:style-name="T1">Prendre conscience que certains nombres ne sont pas rationnels.</text:span></text:p>
          </table:table-cell>
        </table:table-row>
        <table:table-row>
          <table:table-cell table:style-name="NombresCalculs.A3" office:value-type="string">
            <text:p text:style-name="P12"><text:span text:style-name="T1">Comparer, ranger, encadrer des nombres rationnels.</text:span></text:p>
            <text:p text:style-name="P12"><text:span text:style-name="T1"/></text:p>
            <text:p text:style-name="P12"><text:span text:style-name="T1">Repérer et placer un nombre rationnel sur une</text:span></text:p>
            <text:p text:style-name="P12"><text:span text:style-name="T1">droite graduée.</text:span></text:p>
            <text:p text:style-name="P12"><text:span text:style-name="T1"/></text:p>
            <text:p text:style-name="P12"><text:span text:style-name="T1">» Ordre sur les nombres rationnels en écriture décimale ou fractionnaire.</text:span></text:p>
            <text:p text:style-name="P12"><text:span text:style-name="T1">» Égalité de fractions.</text:span></text:p>
          </table:table-cell>
          <table:table-cell table:style-name="NombresCalculs.A2" office:value-type="string">
            <text:p text:style-name="P12"><text:span text:style-name="T1">Montrer qu’il est toujours possible d’intercaler des rationnels entre deux rationnels donnés, contrairement au cas des entiers.</text:span></text:p>
          </table:table-cell>
        </table:table-row>
        <table:table-row>
          <table:table-cell table:style-name="NombresCalculs.A3" office:value-type="string">
            <text:p text:style-name="P12"><text:span text:style-name="T1">Pratiquer le calcul exact ou approché, mental, à la main ou instrumenté.</text:span></text:p>
            <text:p text:style-name="P12"><text:span text:style-name="T1"/></text:p>
            <text:p text:style-name="P12"><text:span text:style-name="T1">Calculer avec des nombres relatifs, des fractions ou des nombres décimaux (somme, différence, produit, quotient).</text:span></text:p>
            <text:p text:style-name="P12"><text:span text:style-name="T1"/></text:p>
            <text:p text:style-name="P12"><text:span text:style-name="T1">Vérifier la vraisemblance d’un résultat, notamment en estimant son ordre de grandeur.</text:span></text:p>
            <text:p text:style-name="P12"><text:span text:style-name="T1"/></text:p>
            <text:p text:style-name="P12"><text:span text:style-name="T1">Effectuer des calculs numériques simples impliquant des puissances, notamment en </text:span><text:soft-page-break/><text:span text:style-name="T1">utilisant la notation scientifique.</text:span></text:p>
            <text:p text:style-name="P12"><text:span text:style-name="T1"/></text:p>
            <text:p text:style-name="P12"><text:span text:style-name="T1">» Définition des puissances d’un nombre (exposants entiers, positifs ou négatifs).</text:span></text:p>
          </table:table-cell>
          <table:table-cell table:style-name="NombresCalculs.A2" office:value-type="string">
            <text:p text:style-name="P12"><text:span text:style-name="T1">Pratiquer régulièrement le calcul mental ou à la main, et utiliser à bon escient la calculatrice ou un logiciel.</text:span></text:p>
            <text:p text:style-name="P12"><text:span text:style-name="T1"/></text:p>
            <text:p text:style-name="P12"><text:span text:style-name="T1">Effectuer des calculs et des comparaisons pour traiter des problèmes (par exemple, comparer des consommations d’eau ou d’électricité, calculer un indice de masse corporele pour évaluer un risque éventuel sur la santé, déterminer le nombre d’images pouvant être stockées sur une clé USB, calculer et comparer des taux de croissance démographique).</text:span></text:p>
          </table:table-cell>
        </table:table-row>
        <table:table-row>
          <table:table-cell table:style-name="NombresCalculs.A2" table:number-columns-spanned="2" office:value-type="string">
            <text:p text:style-name="P6"><text:span text:style-name="T2">Comprendre et utiliser les notions de divisibilité et de nombres premiers</text:span></text:p>
          </table:table-cell>
          <table:covered-table-cell/>
        </table:table-row>
        <table:table-row>
          <table:table-cell table:style-name="NombresCalculs.A3" office:value-type="string">
            <text:p text:style-name="P12"><text:span text:style-name="T1">Déterminer si un entier est ou n’est pas multiple ou diviseur d’un autre entier.</text:span></text:p>
            <text:p text:style-name="P12"><text:span text:style-name="T1"/></text:p>
            <text:p text:style-name="P12"><text:span text:style-name="T1">Simplifier une fraction donnée pour la rendre irréductible.</text:span></text:p>
            <text:p text:style-name="P12"><text:span text:style-name="T1"/></text:p>
            <text:p text:style-name="P12"><text:span text:style-name="T1">» Division euclidienne (quotient, reste).</text:span></text:p>
            <text:p text:style-name="P12"><text:span text:style-name="T1">» Multiples et diviseurs.</text:span></text:p>
            <text:p text:style-name="P12"><text:span text:style-name="T1">» Notion de nombres premiers.</text:span></text:p>
          </table:table-cell>
          <table:table-cell table:style-name="NombresCalculs.A2" office:value-type="string">
            <text:p text:style-name="P12"><text:span text:style-name="T1">Recourir à une décomposition en facteurs premiers dans des cas simples.</text:span></text:p>
            <text:p text:style-name="P12"><text:span text:style-name="T1"/></text:p>
            <text:p text:style-name="P12"><text:span text:style-name="T1">Exploiter tableurs, calculatrices et logiciels, par exemple pour chercher les diviseurs d’un nombre ou déterminer si un nombre est premier.</text:span></text:p>
            <text:p text:style-name="P12"><text:span text:style-name="T1"/></text:p>
            <text:p text:style-name="P12"><text:span text:style-name="T6">D</text:span><text:span text:style-name="T1">émontrer des critères de divisibilité (par exemple par 2, 3, 5 ou 10) ou la preuve par 9.</text:span></text:p>
            <text:p text:style-name="P12"><text:span text:style-name="T1"/></text:p>
            <text:p text:style-name="P12"><text:span text:style-name="T1">Etudier des problèmes d’engrenages (par exemple braquets d’un vélo, rapports de transmission d’une boîte de vitesses, horloge), de conjonction de phénomènes périodiques (par exemple éclipses ou alignements de planètes).</text:span></text:p>
          </table:table-cell>
        </table:table-row>
        <table:table-row>
          <table:table-cell table:style-name="NombresCalculs.A2" table:number-columns-spanned="2" office:value-type="string">
            <text:p text:style-name="P6"><text:span text:style-name="T2">Utiliser le calcul littéral</text:span></text:p>
          </table:table-cell>
          <table:covered-table-cell/>
        </table:table-row>
        <table:table-row>
          <table:table-cell table:style-name="NombresCalculs.A3" office:value-type="string">
            <text:p text:style-name="P12"><text:span text:style-name="T1">Mettre un problème en équation en vue de sa résolution.</text:span></text:p>
            <text:p text:style-name="P12"><text:span text:style-name="T1"/></text:p>
            <text:p text:style-name="P12"><text:span text:style-name="T1">Développer et factoriser des expressions algébriques dans des cas très simples.</text:span></text:p>
            <text:p text:style-name="P12"><text:span text:style-name="T1"/></text:p>
            <text:p text:style-name="P14"><text:span text:style-name="T1">Résoudre des équations ou des inéquations du premier degré.</text:span></text:p>
            <text:p text:style-name="P14"><text:span text:style-name="T1"/></text:p>
            <text:p text:style-name="P14"><text:span text:style-name="T1">» Notions de variable, d’inconnue.</text:span></text:p>
            <text:p text:style-name="P14"><text:span text:style-name="T1"/></text:p>
            <text:p text:style-name="P14"><text:span text:style-name="T1">Utiliser le calcul littéral pour prouver un résultat général, pour valider ou réfuter une conjecture.</text:span></text:p>
          </table:table-cell>
          <table:table-cell table:style-name="NombresCalculs.A2" office:value-type="string">
            <text:p text:style-name="P12"><text:span text:style-name="T6">C</text:span><text:span text:style-name="T1">omprendre l’intérêt d’une écriture littérale en produisant et employant des formules liées aux </text:span><text:span text:style-name="T6">g</text:span><text:span text:style-name="T1">randeurs mesurables (en mathématiques ou dans d’autres disciplines).</text:span></text:p>
            <text:p text:style-name="P12"><text:span text:style-name="T1"/></text:p>
            <text:p text:style-name="P12"><text:span text:style-name="T1">Tester sur des valeurs numériques une égalité littérale pour appréhender la notion d’équation.</text:span></text:p>
            <text:p text:style-name="P12"><text:span text:style-name="T1">Etudier des problèmes qui se ramènent au premier degré (par exemple, en factorisant des équations produits simples à l’aide d’identité</text:span><text:span text:style-name="T6">s </text:span><text:span text:style-name="T1">remarquables).</text:span></text:p>
            <text:p text:style-name="P12"><text:span text:style-name="T1"/></text:p>
            <text:p text:style-name="P12"><text:span text:style-name="T1">Montrer des résultats généraux, par exemple que la somme de trois nombres consécutifs est divisible par 3.</text:span></text:p>
          </table:table-cell>
        </table:table-row>
      </table:table>
      <text:p text:style-name="P13"><text:span text:style-name="T1"/></text:p>
      <text:p text:style-name="P3"><text:span text:style-name="T1"/></text:p>
      <text:p text:style-name="P3"><text:span text:style-name="T1"/></text:p>
      <text:h text:style-name="Heading_20_3" text:outline-level="3"><text:soft-page-break/><text:span text:style-name="T1">Repères de progressivité :</text:span></text:h>
      <text:p text:style-name="P3"><text:span text:style-name="T1">La maitrise des techniques opératoires et l’acquisition du sens des nombres et des opérations appréhendés au cycle 3 sont consolidées tout au long du cycle 4.</text:span></text:p>
      <text:p text:style-name="P3"><text:span text:style-name="T1"/></text:p>
      <text:p text:style-name="P3"><text:span text:style-name="T1">Les élèves rencontrent dès le début du cycle 4 le nombre relatif qui rend possible toutes les soustrac-tions. Ils généralisent l’addition et la soustraction dans ce nouveau cadre et rencontrent la notion d’opposé. Puis ils passent au produit et au quotient, et, quand ces notions ont été bien installées, ils font le lien avec le calcul littéral.</text:span></text:p>
      <text:p text:style-name="P3"><text:span text:style-name="T1"/></text:p>
      <text:p text:style-name="P3"><text:span text:style-name="T1">Au cycle 3, les élèves ont rencontré des fractions simples sans leur donner le statut de nombre. Dès le début du cycle 4, les élèves construisent et mobilisent la fraction comme nombre qui rend toutes les divisions possibles. En 5e, les élèves calculent et comparent proportions et fréquences, justifient par un raisonnement l’égalité de deux quotients, reconnaissent un nombre rationnel. À partir de la 4e, ils sont conduits à additionner, soustraire, multiplier et diviser des quotients, à passer d’une représentation à une autre d’un nombre, à justifier qu’un nombre est ou non l’inverse d’un autre. Ils n’abordent la notion de fraction irréductible qu’en 3e.</text:span></text:p>
      <text:p text:style-name="P3"><text:span text:style-name="T1"/></text:p>
      <text:p text:style-name="P3"><text:span text:style-name="T1">La notion de racine carrée est introduite en lien avec le théorème de Pythagore ou l’agrandissement des surfaces. Les élèves connaissent quelques carrés parfaits, les utilisent pour encadrer des racines par des entiers, et utilisent la calculatrice pour donner une valeur exacte ou approchée de la racine carrée d’un nombre positif.</text:span></text:p>
      <text:p text:style-name="P3"><text:span text:style-name="T1"/></text:p>
      <text:p text:style-name="P3"><text:span text:style-name="T1">Les puissances de 10 d’exposant entier positif sont manipulées dès la 4e, en lien avec les problèmes scientifiques ou technologiques. Les exposants négatifs sont introduits progressivement. Les puissances positives de base quelconque sont envisagées comme raccourci d’un produit.</text:span></text:p>
      <text:p text:style-name="P3"><text:span text:style-name="T1"/></text:p>
      <text:p text:style-name="P3"><text:span text:style-name="T1">Dès le début du cycle 4, les élèves comprennent l’intérêt d’utiliser une écriture littérale. Ils apprennent à tester une égalité en attribuant des valeurs numériques au nombre désigné par une lettre qui y figure. À partir de la 4e, ils rencontrent les notions de variables et d’inconnues, la factorisation, le développement et la réduction d’expressions algébriques. Ils commencent à résoudre, de façon exacte ou approchée, des problèmes du 1er degré à une inconnue, et apprennent à modéliser une situation à l’aide d’une formule, d’une équation ou d’une inéquation. En 3e, ils résolvent algébrique-ment équations et inéquations du 1er degré, et mobilisent le calcul littéral pour démontrer. Ils font le lien entre forme algébrique et représentation graphique.</text:span></text:p>
      <text:h text:style-name="Heading_20_1" text:outline-level="1"><text:span text:style-name="T1">Organisation et gestion de données, fonctions</text:span></text:h>
      <text:p text:style-name="P3"><text:span text:style-name="T1">La plupart des notions travaillées dans ce thème ont déjà été abordées aux cycles précédents. Au cycle 4, les élèves apprennent à utiliser une représentation adaptée de données pour en faire une interprétation critique. Ils abordent les notions d’incertitude et de hasard, afin de construire une citoyenneté critique et rationnelle. Ils apprennent à choisir une méthode adaptée au problème de proportionnalité auquel ils sont confrontés. Ils découvrent progressivement la notion de fonction, qui leur permet d’accéder à de </text:span><text:soft-page-break/><text:span text:style-name="T1">nouvelles catégories de problèmes.</text:span></text:p>
      <text:h text:style-name="Heading_20_3" text:outline-level="3"><text:span text:style-name="T1">Attendus de fin de cycle</text:span></text:h>
      <text:p text:style-name="P3"><text:span text:style-name="T1">» Interpréter, représenter et traiter des données</text:span></text:p>
      <text:p text:style-name="P3"><text:span text:style-name="T1">» Comprendre et utiliser des notions élémentaires de probabilités</text:span></text:p>
      <text:p text:style-name="P3"><text:span text:style-name="T1">» Résoudre des problèmes de proportionnalité</text:span></text:p>
      <text:p text:style-name="P3"><text:span text:style-name="T1">» Comprendre et utiliser la notion de fonction</text:span></text:p>
      <text:p text:style-name="P3"><text:span text:style-name="T1"/></text:p>
      <table:table table:name="Tableau1" table:style-name="Tableau1">
        <table:table-column table:style-name="Tableau1.A" table:number-columns-repeated="2"/>
        <table:table-row>
          <table:table-cell table:style-name="Tableau1.A1" office:value-type="string">
            <text:p text:style-name="P16"><text:span text:style-name="T2">Connaissances et compétences associées</text:span></text:p>
          </table:table-cell>
          <table:table-cell table:style-name="Tableau1.B1" office:value-type="string">
            <text:p text:style-name="P16"><text:span text:style-name="T2">Exemples de situations, d’activités et de ressources pour l’élève</text:span></text:p>
          </table:table-cell>
        </table:table-row>
        <table:table-row>
          <table:table-cell table:style-name="Tableau1.A2" table:number-columns-spanned="2" office:value-type="string">
            <text:p text:style-name="P7"><text:span text:style-name="T2">Interpréter, représenter et traiter des données</text:span></text:p>
          </table:table-cell>
          <table:covered-table-cell/>
        </table:table-row>
        <table:table-row>
          <table:table-cell table:style-name="Tableau1.A3" office:value-type="string">
            <text:p text:style-name="P16"><text:span text:style-name="T1">Recueilir des données, les organiser.</text:span></text:p>
            <text:p text:style-name="P16"><text:span text:style-name="T1"/></text:p>
            <text:p text:style-name="P16"><text:span text:style-name="T1">Lire des données sous forme de données brutes, de tableau, de graphique.</text:span></text:p>
            <text:p text:style-name="P16"><text:span text:style-name="T1"/></text:p>
            <text:p text:style-name="P16"><text:span text:style-name="T1">Calculer des effectifs, des fréquences.</text:span></text:p>
            <text:p text:style-name="P16"><text:span text:style-name="T1"/></text:p>
            <text:p text:style-name="P16"><text:span text:style-name="T1">» Tableaux, représentations graphiques (diagrammes en bâtons, diagrammes circulaires, histogrammes).</text:span></text:p>
            <text:p text:style-name="P16"><text:span text:style-name="T1"/></text:p>
            <text:p text:style-name="P16"><text:span text:style-name="T1">Calculer et interpréter des caractéristiques de position ou de dispersion d’une série statistique.</text:span></text:p>
            <text:p text:style-name="P16"><text:span text:style-name="T1"/></text:p>
            <text:p text:style-name="P16"><text:span text:style-name="T1">» Indicateurs : moyenne, médiane, étendue.</text:span></text:p>
          </table:table-cell>
          <table:table-cell table:style-name="Tableau1.A2" office:value-type="string">
            <text:p text:style-name="P16"><text:span text:style-name="T1">Utiliser un tableur, un grapheur pour calculer des indicateurs et représenter graphiquement les données.</text:span></text:p>
            <text:p text:style-name="P16"><text:span text:style-name="T1"/></text:p>
            <text:p text:style-name="P16"><text:span text:style-name="T1">Porter un regard critique sur des informations chiffrées, recueilies, par exemple, dans des </text:span><text:span text:style-name="T7">a</text:span><text:span text:style-name="T1">rticles de journaux ou sur des sites web.</text:span></text:p>
            <text:p text:style-name="P16"><text:span text:style-name="T1"/></text:p>
            <text:p text:style-name="P16"><text:span text:style-name="T1">Organiser et traiter des résultats issus de mesures ou de calculs (par exemple, des données mises sur l’environnement numérique de travail par les élèves dans d’autres disciplines) ; questionner la pertinence de la façon dont les données sont collectées.</text:span></text:p>
            <text:p text:style-name="P16"><text:span text:style-name="T1"/></text:p>
            <text:p text:style-name="P16"><text:span text:style-name="T1">Lire, interpréter ou construire un diagramme </text:span><text:span text:style-name="T7">d</text:span><text:span text:style-name="T1">ans un contexte économique, social ou politique : résultats d’élections, données de veil</text:span><text:span text:style-name="T7">l</text:span><text:span text:style-name="T1">e sanitaire (par exemple consultations, </text:span><text:span text:style-name="T7">h</text:span><text:span text:style-name="T1">ospitalisations, mortalité pour la grippe), données financières relatives aux ménages (par exemple impôts, salaires et revenus), données issues de l’étude d’un jeu, d’une œuvre d’art…</text:span></text:p>
          </table:table-cell>
        </table:table-row>
        <table:table-row>
          <table:table-cell table:style-name="Tableau1.A2" table:number-columns-spanned="2" office:value-type="string">
            <text:p text:style-name="P7"><text:span text:style-name="T2">Comprendre et utiliser des notions élémentaires de probabilités</text:span></text:p>
          </table:table-cell>
          <table:covered-table-cell/>
        </table:table-row>
        <table:table-row>
          <table:table-cell table:style-name="Tableau1.A3" office:value-type="string">
            <text:p text:style-name="P16"><text:span text:style-name="T1">Aborder les questions relatives au hasard à partir de problèmes simples.</text:span></text:p>
            <text:p text:style-name="P16"><text:span text:style-name="T1"/></text:p>
            <text:p text:style-name="P16"><text:span text:style-name="T1">Calculer des probabilités dans des cas simples.</text:span></text:p>
            <text:p text:style-name="P16"><text:span text:style-name="T1"/></text:p>
            <text:p text:style-name="P16"><text:soft-page-break/><text:span text:style-name="T1">» Notion de probabilité.</text:span></text:p>
            <text:p text:style-name="P16"/>
            <text:p text:style-name="P16"><text:span text:style-name="T1">» Quelques propriétés : la probabilité d’un événement est comprise entre 0 et1 ; probabilité d’évènements certains, impossibles, incompatibles, contraires.</text:span></text:p>
          </table:table-cell>
          <table:table-cell table:style-name="Tableau1.A2" office:value-type="string">
            <text:p text:style-name="P16"><text:span text:style-name="T1">Faire le lien entre fréquence et probabilité, en constatant matériel</text:span><text:span text:style-name="T7">l</text:span><text:span text:style-name="T1">ement le phénomène de stabilisation des fréquences ou en utilisant un tableur pour simuler une expérience aléatoire (à une ou à deux épreuves).</text:span></text:p>
            <text:p text:style-name="P16"><text:soft-page-break/><text:span text:style-name="T1"/></text:p>
            <text:p text:style-name="P16"><text:span text:style-name="T1">Exprimer des probabilités sous diverses formes (décimale, fractionnaire, pourcentage).</text:span></text:p>
            <text:p text:style-name="P16"><text:span text:style-name="T1"/></text:p>
            <text:p text:style-name="P16"><text:span text:style-name="T1">Calculer des probabilités dans un contexte simple (par exemple, évaluation des chances de gain dans un jeu et choix d’une stratégie).</text:span></text:p>
          </table:table-cell>
        </table:table-row>
        <table:table-row>
          <table:table-cell table:style-name="Tableau1.A2" table:number-columns-spanned="2" office:value-type="string">
            <text:p text:style-name="P7"><text:span text:style-name="T2">Résoudre des problèmes de proportionnalité</text:span></text:p>
          </table:table-cell>
          <table:covered-table-cell/>
        </table:table-row>
        <table:table-row>
          <table:table-cell table:style-name="Tableau1.A3" office:value-type="string">
            <text:p text:style-name="P17"><text:span text:style-name="T1">Reconnaitre une situation de proportionnalité ou de non-proportionnalité.</text:span></text:p>
          </table:table-cell>
          <table:table-cell table:style-name="Tableau1.A2" office:value-type="string">
            <text:p text:style-name="P17"><text:span text:style-name="T1">Étudier des relations entre deux grandeurs mesurables pour identifier si el</text:span><text:span text:style-name="T8">l</text:span><text:span text:style-name="T1">es sont proportionnel</text:span><text:span text:style-name="T8">l</text:span><text:span text:style-name="T1">es ou non ; ces relations peuvent être exprimées par :</text:span></text:p>
            <text:p text:style-name="P17"><text:span text:style-name="T1"/></text:p>
            <text:p text:style-name="P17"><text:span text:style-name="T1">» des formules (par exemple la longueur d’un cercle ou l’aire d’un disque comme fonctio</text:span><text:span text:style-name="T8">n </text:span><text:span text:style-name="T1">du rayon, la loi d’Ohm exprimant la tension comme fonction de l’intensité) ;</text:span></text:p>
            <text:p text:style-name="P17"><text:span text:style-name="T1">» des représentations graphiques (par exempl</text:span><text:span text:style-name="T8">e </text:span><text:span text:style-name="T1">des nuages de points ou des courbes) ;</text:span></text:p>
            <text:p text:style-name="P17"><text:span text:style-name="T1">» un tableau (dont des lignes ou des colonnes peuvent être proportionnelles ou non).</text:span></text:p>
          </table:table-cell>
        </table:table-row>
        <table:table-row>
          <table:table-cell table:style-name="Tableau1.A3" office:value-type="string">
            <text:p text:style-name="P17"><text:span text:style-name="T1">Résoudre des problèmes de recherche de quatrième proportionnel</text:span><text:span text:style-name="T8">l</text:span><text:span text:style-name="T1">e.</text:span></text:p>
            <text:p text:style-name="P17"><text:span text:style-name="T1"/></text:p>
            <text:p text:style-name="P17"><text:span text:style-name="T1">Résoudre des problèmes de pourcentage.</text:span></text:p>
            <text:p text:style-name="P17"><text:span text:style-name="T1"/></text:p>
            <text:p text:style-name="P17"><text:span text:style-name="T1">» Coefficient de proportionnalité.</text:span></text:p>
          </table:table-cell>
          <table:table-cell table:style-name="Tableau1.A2" office:value-type="string">
            <text:p text:style-name="P17"><text:span text:style-name="T1">Compléter un tableau de proportionnalité en utilisant, par exemple, le produit en croix.</text:span></text:p>
            <text:p text:style-name="P17"><text:span text:style-name="T1"/></text:p>
            <text:p text:style-name="P17"><text:span text:style-name="T1">Calculer et interpréter des proportions (notamment sous forme de pourcentages) sur des</text:span></text:p>
            <text:p text:style-name="P17"><text:span text:style-name="T1">données économiques ou sociales ; appliquer des pourcentages (par exemple, taux de croissance, remise, solde, taux d’intérêt) à de tel</text:span><text:span text:style-name="T8">l</text:span><text:span text:style-name="T1">es données.</text:span></text:p>
            <text:p text:style-name="P17"><text:span text:style-name="T1"/></text:p>
            <text:p text:style-name="P17"><text:span text:style-name="T1">Etablir le fait que, par exemple, augmenter de 5% c’est multiplier par 1,05 et diminuer de 5% c’est multiplier par 0,95 ; proposer quelques applications (par exemple que l’o</text:span><text:span text:style-name="T8">n </text:span><text:span text:style-name="T1">n’additionne pas les remises).</text:span></text:p>
          </table:table-cell>
        </table:table-row>
        <table:table-row>
          <table:table-cell table:style-name="Tableau1.A2" table:number-columns-spanned="2" office:value-type="string">
            <text:p text:style-name="P8"><text:span text:style-name="T2">Comprendre et utiliser la notion de fonction</text:span></text:p>
          </table:table-cell>
          <table:covered-table-cell/>
        </table:table-row>
        <table:table-row>
          <table:table-cell table:style-name="Tableau1.A3" office:value-type="string">
            <text:p text:style-name="P17"><text:span text:style-name="T1">Modéliser des phénomènes continus par </text:span><text:soft-page-break/><text:span text:style-name="T1">une fonction.</text:span></text:p>
            <text:p text:style-name="P17"><text:span text:style-name="T1"/></text:p>
            <text:p text:style-name="P17"><text:span text:style-name="T1">Résoudre des problèmes modélisés par des fonctions (équations, inéquations).</text:span></text:p>
            <text:p text:style-name="P17"><text:span text:style-name="T1"/></text:p>
            <text:p text:style-name="P17"><text:span text:style-name="T1">» Dépendance d’une grandeur mesurable en fonction d’une autre.</text:span></text:p>
            <text:p text:style-name="P17"><text:span text:style-name="T1">» Notion de variable mathématique.</text:span></text:p>
            <text:p text:style-name="P17"><text:span text:style-name="T1">» Notion de fonction, d’antécédent et d’image.</text:span></text:p>
            <text:p text:style-name="P17"><text:span text:style-name="T1">» Notations f(x) et x ⎜→ f(x).</text:span></text:p>
            <text:p text:style-name="P17"><text:span text:style-name="T1">» Cas particulier d’une fonction linéaire, d’une fonction affine.</text:span></text:p>
          </table:table-cell>
          <table:table-cell table:style-name="Tableau1.A2" office:value-type="string">
            <text:p text:style-name="P17"><text:span text:style-name="T1">Utiliser différents modes de représentation </text:span><text:soft-page-break/><text:span text:style-name="T1">et passer de l’un à l’autre, par exemple en utilisant un tableur ou un grapheur.</text:span></text:p>
            <text:p text:style-name="P17"><text:span text:style-name="T1"/></text:p>
            <text:p text:style-name="P17"><text:span text:style-name="T1">Lire et interpréter graphiquement les coefficients d’une fonction affine représentée par une droite.</text:span></text:p>
            <text:p text:style-name="P17"><text:span text:style-name="T1"/></text:p>
            <text:p text:style-name="P17"><text:span text:style-name="T1">Etudier et commenter des exemples (fonction reliant la tension et l’intensité dans un circuit électrique, fonction reliant puissance et énergie, courbes de croissance dans un carnet de santé, tests d’effort, consommation de carburant d’un véhicule en fonction de la vitesse, production de céréales en fonction des surfaces ensemencées, liens entre unités anglo-saxonnes et françaises, impôts et fonctions affines par morceaux…).</text:span></text:p>
            <text:p text:style-name="P17"><text:span text:style-name="T1"/></text:p>
            <text:p text:style-name="P17"><text:span text:style-name="T1">Faire le lien entre fonction linéaire et proportionnalité.</text:span></text:p>
          </table:table-cell>
        </table:table-row>
      </table:table>
      <text:p text:style-name="P3"><text:span text:style-name="T1"/></text:p>
      <text:p text:style-name="P3"><text:span text:style-name="T1"/></text:p>
      <text:h text:style-name="Heading_20_3" text:outline-level="3"><text:span text:style-name="T1">Repères de progressivité :</text:span></text:h>
      <text:p text:style-name="P3"><text:span text:style-name="T1">Les caractéristiques de position d’une série statistique sont introduites dès le début du cycle. Les élèves rencontrent des caractéristiques de dispersion à partir de la 4e.</text:span></text:p>
      <text:p text:style-name="P3"><text:span text:style-name="T1"/></text:p>
      <text:p text:style-name="P3"><text:span text:style-name="T1">Les activités autour de la proportionnalité prolongent celles du cycle 3. Au fur et à mesure de l’avancement du cycle, les élèves diversifient les points de vue en utilisant les représentations graphiques et le calcul littéral. En 3e, les élèves sont en mesure de faire le lien entre proportionnalité, fonctions linéaires, théorème de Thalès et homothéties et peuvent choisir le mode de représentation le mieux adapté à la résolution d’un problème.</text:span></text:p>
      <text:p text:style-name="P3"><text:span text:style-name="T1"/></text:p>
      <text:p text:style-name="P3"><text:span text:style-name="T1">En 5e, la rencontre de relations de dépendance entre grandeurs mesurables, ainsi que leurs représentations graphiques, permet d’introduire la notion de fonction qui est stabilisée en 3e, avec le vocabulaire et les notations correspondantes.</text:span></text:p>
      <text:p text:style-name="P3"><text:span text:style-name="T1"/></text:p>
      <text:p text:style-name="P3"><text:span text:style-name="T1">Dès le début et tout au long du cycle 4 sont abordées des questions relatives au hasard, afin d’interroger les représentations initiales des élèves, en partant de situations issues de la vie quotidienne (jeux, achats, structures familiales, informations apportées par les médias, etc.), en suscitant des débats. On introduit et consolide ainsi petit à petit le vocabulaire lié aux notions élémentaires de probabilités (expérience aléatoire, issue, probabilité). Les élèves calculent des probabilités en s’appuyant sur des conditions de symétrie ou de régularité qui fondent le modèle équiprobable. Une fois ce vocabulaire consolidé, le lien avec les statistiques est mis en œuvre en simulant une expérience </text:span><text:soft-page-break/><text:span text:style-name="T1">aléatoire, par exemple sur un tableur. À partir de la 4e, l’interprétation fréquentiste permet d’approcher une probabilité inconnue et de dépasser ainsi le modèle d’équiprobabilité mis en œuvre en 5e.</text:span></text:p>
      <text:p text:style-name="P3"><text:span text:style-name="T1"/></text:p>
      <text:h text:style-name="Heading_20_1" text:outline-level="1"><text:span text:style-name="T1">Grandeurs et mesures</text:span></text:h>
      <text:p text:style-name="P3"><text:span text:style-name="T1">En continuité avec le travail engagé au cycle 3, ce thème se prête particulièrement à des connexions avec les autres thèmes du programme et offre de nombreux liens avec la physique-chimie ou les sciences de la vie et de la Terre. C’est aussi l’occasion d’activités de recherche (par exemple pour déterminer la formule donnant le volume de certains solides).</text:span></text:p>
      <text:p text:style-name="P3"><text:span text:style-name="T1"/></text:p>
      <text:p text:style-name="P3"><text:span text:style-name="T1">Les élèves doivent disposer de références concrètes (savoir, par exemple, que la circonférence de la Terre est environ 40 000 km) et être capables d’estimer l’ordre de grandeur d’une mesure. Par aileurs, le travail autour des formules s’inscrit parfaitement dans l’introduction du calcul littéral.</text:span></text:p>
      <text:p text:style-name="P3"><text:span text:style-name="T1"/></text:p>
      <text:h text:style-name="Heading_20_3" text:outline-level="3"><text:span text:style-name="T1">Attendu de fin de cycle</text:span></text:h>
      <text:p text:style-name="P3"><text:span text:style-name="T1">» Calculer avec des grandeurs mesurables ; exprimer les résultats dans les unités adaptées</text:span></text:p>
      <text:p text:style-name="P18"><text:span text:style-name="T1">» Comprendre l’effet de quelques transformations sur des grandeurs géométriques</text:span></text:p>
      <text:p text:style-name="P18"><text:span text:style-name="T1"/></text:p>
      <table:table table:name="Tableau2" table:style-name="Tableau2">
        <table:table-column table:style-name="Tableau2.A" table:number-columns-repeated="2"/>
        <table:table-row>
          <table:table-cell table:style-name="Tableau2.A1" office:value-type="string">
            <text:p text:style-name="P9"><text:span text:style-name="T2">Connaissances et compétences associées</text:span></text:p>
          </table:table-cell>
          <table:table-cell table:style-name="Tableau2.B1" office:value-type="string">
            <text:p text:style-name="P9"><text:span text:style-name="T2">Exemples de situations, d’activités et de ressources pour l’élève</text:span></text:p>
          </table:table-cell>
        </table:table-row>
        <table:table-row>
          <table:table-cell table:style-name="Tableau2.A2" table:number-columns-spanned="2" office:value-type="string">
            <text:p text:style-name="P9"><text:span text:style-name="T2">Calculer avec des grandeurs mesurables ; exprimer les résultats dans les unités adaptées</text:span></text:p>
          </table:table-cell>
          <table:covered-table-cell/>
        </table:table-row>
        <table:table-row>
          <table:table-cell table:style-name="Tableau2.A3" office:value-type="string">
            <text:p text:style-name="P19"><text:span text:style-name="T1">Mener des calculs impliquant des grandeurs mesurables, notamment des grandeurs composées, en conservant les unités.</text:span></text:p>
            <text:p text:style-name="P19"><text:span text:style-name="T1"/></text:p>
            <text:p text:style-name="P19"><text:span text:style-name="T1">Vérifier la cohérence des résultats du point de vue des unités.</text:span></text:p>
            <text:p text:style-name="P19"><text:span text:style-name="T1"/></text:p>
            <text:p text:style-name="P19"><text:span text:style-name="T1">» Notion de grandeur produit et de grandeur quotient.</text:span></text:p>
            <text:p text:style-name="P19"><text:span text:style-name="T1">» Formule donnant le volume d’une pyramide, d’un cylindre, d’un cône ou d’une boule.</text:span></text:p>
            <text:p text:style-name="P19"><text:span text:style-name="T1"/></text:p>
          </table:table-cell>
          <table:table-cell table:style-name="Tableau2.A2" office:value-type="string">
            <text:p text:style-name="P19"><text:span text:style-name="T1">Identifier des grandeurs composées rencontrées en mathématiques ou dans d’autres disciplines (par exemple, aire, volume, vitesse, al</text:span><text:span text:style-name="T9">l</text:span><text:span text:style-name="T1">ure, débit, masse volumique, concentration, quantité d’information, densité de population, rendement d’un terrain).</text:span></text:p>
            <text:p text:style-name="P19"><text:span text:style-name="T1"/></text:p>
            <text:p text:style-name="P19"><text:span text:style-name="T1">Commenter des documents authentiques (par exemple, factures d’eau ou d’électricité, bilan sanguin).</text:span></text:p>
          </table:table-cell>
        </table:table-row>
        <table:table-row>
          <table:table-cell table:style-name="Tableau2.A2" table:number-columns-spanned="2" office:value-type="string">
            <text:p text:style-name="P19"><text:span text:style-name="T2">Comprendre l’effet de quelques transformations sur des grandeurs géométriques</text:span><text:span text:style-name="T1"> </text:span></text:p>
          </table:table-cell>
          <table:covered-table-cell/>
        </table:table-row>
        <table:table-row>
          <table:table-cell table:style-name="Tableau2.A3" office:value-type="string">
            <text:p text:style-name="P19"><text:span text:style-name="T1">Comprendre l’effet d’un déplacement, d’un agrandissement ou d’une réduction sur les </text:span><text:soft-page-break/><text:span text:style-name="T1">longueurs, les aires, les volumes ou les angles.</text:span></text:p>
            <text:p text:style-name="P19"><text:span text:style-name="T1"/></text:p>
            <text:p text:style-name="P19"><text:span text:style-name="T1">» Notion de dimension et rapport avec les unités de mesure (m, m</text:span><text:span text:style-name="T15">2</text:span><text:span text:style-name="T1">, m</text:span><text:span text:style-name="T15">3</text:span><text:span text:style-name="T1">).</text:span></text:p>
          </table:table-cell>
          <table:table-cell table:style-name="Tableau2.A2" office:value-type="string">
            <text:p text:style-name="P19"><text:span text:style-name="T1">Utiliser un rapport de réduction ou d’agrandissement (architecture, maquettes), </text:span><text:soft-page-break/><text:span text:style-name="T1">l’échel</text:span><text:span text:style-name="T9">l</text:span><text:span text:style-name="T1">e d’une carte.</text:span></text:p>
            <text:p text:style-name="P19"><text:span text:style-name="T1"/></text:p>
            <text:p text:style-name="P19"><text:span text:style-name="T1">Utiliser un système d’information géographique (cadastre, géoportail, etc.) pour déterminer une mesure de longueur ou d’aire ; comparer à une mesure faite directement à l’écran.</text:span></text:p>
          </table:table-cell>
        </table:table-row>
      </table:table>
      <text:p text:style-name="P18"><text:span text:style-name="T2"/></text:p>
      <text:p text:style-name="P3"><text:span text:style-name="T2"/></text:p>
      <text:h text:style-name="Heading_20_3" text:outline-level="3"><text:span text:style-name="T1">Repères de progressivité :</text:span></text:h>
      <text:p text:style-name="P3"><text:span text:style-name="T1">Le travail sur les grandeurs mesurables et les unités de mesure, déjà entamé au cycle 3, est poursuivi tout au long du cycle 4, en prenant appui sur des contextes issus d’autres disciplines ou de la vie quotidienne. Les grandeurs produits et les grandeurs quotients sont introduites dès la 4e. L’effet d’un déplacement, d’un agrandissement ou d’une réduction sur les grandeurs géométriques est travaillé en 3e, en lien avec la proportionnalité, les fonctions linéaires et le théorème de Thalès.</text:span></text:p>
      <text:p text:style-name="P3"><text:span text:style-name="T1"/></text:p>
      <text:h text:style-name="Heading_20_1" text:outline-level="1"><text:span text:style-name="T1">Espace et géométrie</text:span></text:h>
      <text:p text:style-name="P3"><text:span text:style-name="T1">Au cycle 3, les élèves ont découvert différents objets géométriques, qui continuent à être rencontrés au cycle 4. Ils valident désormais par le raisonnement et la démonstration les propriétés qu’ils conjecturent. Les définitions et propriétés déjà vues au cycle 3 ainsi que les nouvelles propriétés introduites au cycle 4 (relations entre angles et parallélisme, somme des angles d’un triangle, inégalité triangulaire, caractérisation de la médiatrice, théorèmes de Thalès et de Pythagore) fournissent un éventail d’outils nourrissant la mise en œuvre d’un raisonnement. Les transformations font l’objet d’une première approche, consistant à observer leur effet sur des configurations planes, notamment au moyen d’un logiciel de géométrie.</text:span></text:p>
      <text:p text:style-name="P3"><text:span text:style-name="T1"/></text:p>
      <text:h text:style-name="Heading_20_3" text:outline-level="3"><text:span text:style-name="T1">Attendu de fin de cycle</text:span></text:h>
      <text:p text:style-name="P3"><text:span text:style-name="T1">» Représenter l’espace</text:span></text:p>
      <text:p text:style-name="P3"><text:span text:style-name="T1">» Utiliser les notions de géométrie plane pour démontrer</text:span></text:p>
      <text:p text:style-name="P3"><text:span text:style-name="T1"/></text:p>
      <table:table table:name="Tableau3" table:style-name="Tableau3">
        <table:table-column table:style-name="Tableau3.A" table:number-columns-repeated="2"/>
        <table:table-row>
          <table:table-cell table:style-name="Tableau3.A1" office:value-type="string">
            <text:p text:style-name="P10"><text:span text:style-name="T2">Connaissances </text:span><text:span text:style-name="T2">et compétences associées</text:span></text:p>
          </table:table-cell>
          <table:table-cell table:style-name="Tableau3.B1" office:value-type="string">
            <text:p text:style-name="P10"><text:span text:style-name="T2">Exemples de situations, d’activités </text:span><text:span text:style-name="T2">et de ressources pour l’élève</text:span></text:p>
          </table:table-cell>
        </table:table-row>
        <table:table-row>
          <table:table-cell table:style-name="Tableau3.A2" table:number-columns-spanned="2" office:value-type="string">
            <text:p text:style-name="P10"><text:span text:style-name="T2">Représenter l’espace</text:span></text:p>
          </table:table-cell>
          <table:covered-table-cell/>
        </table:table-row>
        <table:table-row>
          <table:table-cell table:style-name="Tableau3.A3" office:value-type="string">
            <text:p text:style-name="P20"><text:span text:style-name="T1">(Se) repérer sur une droite graduée, dans le plan muni d’un repère orthogonal, dans un parallélépipède rectangle ou sur une sphère.</text:span></text:p>
            <text:p text:style-name="P20"><text:span text:style-name="T1"/></text:p>
            <text:p text:style-name="P20"><text:soft-page-break/><text:span text:style-name="T1">» Abscisse, ordonnée, altitude.</text:span></text:p>
            <text:p text:style-name="P20"><text:span text:style-name="T1">» Latitude, longitude.</text:span></text:p>
            <text:p text:style-name="P20"><text:span text:style-name="T1"/></text:p>
            <text:p text:style-name="P20"><text:span text:style-name="T1">Utiliser, produire et mettre en relation des représentations de solides et de situations spatiales.</text:span></text:p>
            <text:p text:style-name="P20"><text:span text:style-name="T1"/></text:p>
            <text:p text:style-name="P20"><text:span text:style-name="T1">Développer sa vision de l’espace.</text:span></text:p>
          </table:table-cell>
          <table:table-cell table:style-name="Tableau3.A2" office:value-type="string">
            <text:p text:style-name="P20"><text:span text:style-name="T1">Repérer une position sur carte à partir de se</text:span><text:span text:style-name="T10">s </text:span><text:span text:style-name="T1">coordonnées géographiques.</text:span></text:p>
            <text:p text:style-name="P20"><text:span text:style-name="T1"/></text:p>
            <text:p text:style-name="P20"><text:span text:style-name="T1">Mettre en relation diverses représentations de solides (par exemple, vue en </text:span><text:soft-page-break/><text:span text:style-name="T1">perspective, vue de face, vue de dessus, vue en coupe) ou de situations spatiales (par exemple schémas, croquis, maquettes, patrons, figures géométriques).</text:span></text:p>
            <text:p text:style-name="P20"><text:span text:style-name="T1"/></text:p>
            <text:p text:style-name="P20"><text:span text:style-name="T1">Utiliser des solides concrets (en carton par exemple) pour il ustrer certaines propriétés.</text:span></text:p>
            <text:p text:style-name="P20"><text:span text:style-name="T1"/></text:p>
            <text:p text:style-name="P20"><text:span text:style-name="T1">Utiliser un logiciel de géométrie pour visualiser des solides et leurs sections planes afin de développer la vision dans l’espace. Faire le lien avec les courbes de niveau sur une carte.</text:span></text:p>
          </table:table-cell>
        </table:table-row>
        <table:table-row>
          <table:table-cell table:style-name="Tableau3.A2" table:number-columns-spanned="2" office:value-type="string">
            <text:p text:style-name="P10"><text:span text:style-name="T2">Utiliser les notions de géométrie plane pour démontrer</text:span></text:p>
          </table:table-cell>
          <table:covered-table-cell/>
        </table:table-row>
        <table:table-row>
          <table:table-cell table:style-name="Tableau3.A3" office:value-type="string">
            <text:p text:style-name="P21"><text:span text:style-name="T1">Mettre en œuvre ou écrire un protocole de construction d’une figure géométrique.</text:span></text:p>
            <text:p text:style-name="P21"><text:span text:style-name="T1"/></text:p>
            <text:p text:style-name="P21"><text:span text:style-name="T1">Coder une figure.</text:span></text:p>
            <text:p text:style-name="P21"><text:span text:style-name="T1"/></text:p>
            <text:p text:style-name="P21"><text:span text:style-name="T1">Comprendre l’effet d’une translation, d’une symétrie (axiale et centrale), d’une rotation, d’une homothétie sur une figure.</text:span></text:p>
          </table:table-cell>
          <table:table-cell table:style-name="Tableau3.A2" office:value-type="string">
            <text:p text:style-name="P21"><text:span text:style-name="T1">Construire des frises, des pavages, des rosaces.</text:span></text:p>
            <text:p text:style-name="P21"><text:span text:style-name="T1"/></text:p>
            <text:p text:style-name="P21"><text:span text:style-name="T1">Utiliser un logiciel de géométrie dynamique, notamment pour transformer une figure par translation, symétrie, rotation, homothétie.</text:span></text:p>
            <text:p text:style-name="P21"><text:span text:style-name="T1"/></text:p>
            <text:p text:style-name="P21"><text:span text:style-name="T1">Faire le lien entre paral</text:span><text:span text:style-name="T11">l</text:span><text:span text:style-name="T1">élisme et translation, cercle et rotation.</text:span></text:p>
          </table:table-cell>
        </table:table-row>
        <table:table-row>
          <table:table-cell table:style-name="Tableau3.A3" office:value-type="string">
            <text:p text:style-name="P21"><text:span text:style-name="T1">Résoudre des problèmes de géométrie plane, prouver un résultat général, valider ou réfuter une conjecture.</text:span></text:p>
            <text:p text:style-name="P21"><text:span text:style-name="T1"/></text:p>
            <text:p text:style-name="P21"><text:span text:style-name="T1">» Position relative de deux droites dans le plan.</text:span></text:p>
            <text:p text:style-name="P21"><text:span text:style-name="T1">» Caractérisation angulaire du paral</text:span><text:span text:style-name="T11">l</text:span><text:span text:style-name="T1">élisme, angles alternes / internes.</text:span></text:p>
            <text:p text:style-name="P21"><text:span text:style-name="T1">» Médiatrice d’un segment.</text:span></text:p>
            <text:p text:style-name="P21"><text:span text:style-name="T1">» Triangle : somme des angles, inégalité triangulaire, cas d’égalité des triangles, triangles semblables, hauteurs, rapports trigonométriques dans le triangle rectangle (sinus, cosinus, tangente).</text:span></text:p>
            <text:p text:style-name="P21"><text:span text:style-name="T1">» Paral</text:span><text:span text:style-name="T11">l</text:span><text:span text:style-name="T1">élogramme : propriétés relatives aux côtés et aux diagonales.</text:span></text:p>
            <text:p text:style-name="P21"><text:span text:style-name="T1">» Théorème de Thalès et réciproque.</text:span></text:p>
            <text:p text:style-name="P21"><text:span text:style-name="T1">» Théorème de Pythagore et réciproque.</text:span></text:p>
          </table:table-cell>
          <table:table-cell table:style-name="Tableau3.A2" office:value-type="string">
            <text:p text:style-name="P21"><text:span text:style-name="T1">Distinguer un résultat de portée générale d’un cas particulier observé sur une figure.</text:span></text:p>
            <text:p text:style-name="P21"><text:span text:style-name="T1"/></text:p>
            <text:p text:style-name="P21"><text:span text:style-name="T1">Faire le lien entre théorème de Thalès, homothétie et proportionnalité.</text:span></text:p>
            <text:p text:style-name="P21"><text:span text:style-name="T1"/></text:p>
            <text:p text:style-name="P21"><text:span text:style-name="T1">Utiliser la trigonométrie du triangle rectangle pour calculer des longueurs ou des angles.</text:span></text:p>
            <text:p text:style-name="P21"><text:span text:style-name="T1"/></text:p>
            <text:p text:style-name="P21"><text:span text:style-name="T1">Démontrer, par exemple, que des droites sont paral</text:span><text:span text:style-name="T11">l</text:span><text:span text:style-name="T1">èles ou perpendiculaires, qu’un point est le milieu d’un segment, qu’une droite est la médiatrice d’un segment, qu’un quadrilatère est un paral</text:span><text:span text:style-name="T11">l</text:span><text:span text:style-name="T1">élogramme, un rectangle, un losange ou un carré.</text:span></text:p>
            <text:p text:style-name="P21"><text:span text:style-name="T1"/></text:p>
            <text:p text:style-name="P21"><text:span text:style-name="T1">Étudier comment les notions de la géométrie plane ont permis de déterminer des distances astronomiques (estimation du rayon de la Terre par Eratosthène, distance </text:span><text:soft-page-break/><text:span text:style-name="T1">de la Terre à la Lune par Lalande et La Cail</text:span><text:span text:style-name="T11">l</text:span><text:span text:style-name="T1">e, etc.).</text:span></text:p>
          </table:table-cell>
        </table:table-row>
      </table:table>
      <text:p text:style-name="P3"><text:span text:style-name="T1"/></text:p>
      <text:p text:style-name="P3"><text:span text:style-name="T1"/></text:p>
      <text:h text:style-name="Heading_20_3" text:outline-level="3"><text:span text:style-name="T1">Repères de progressivité :</text:span></text:h>
      <text:p text:style-name="P3"><text:span text:style-name="T1">Les problèmes de construction constituent un champ privilégié de l’activité géométrique tout au long du cycle 4. Ces problèmes, diversifiés dans leur nature et la connexion qu’ils entretiennent avec différents champs mathématiques, scientifiques, technologiques ou artistiques, sont abordés avec les instruments de tracé et de mesure. Dans la continuité du cycle 3, les élèves se familiarisent avec les fonctionnalités d’un logiciel de géométrie dynamique ou de programmation pour construire des figures.</text:span></text:p>
      <text:p text:style-name="P3"><text:span text:style-name="T1"/></text:p>
      <text:p text:style-name="P3"><text:span text:style-name="T1">La pratique des figures usuelles et de leurs propriétés, entamée au cycle 3, est poursuivie et enrichie dès le début et tout au long du cycle 4, permettant aux élèves de s’entraîner au raisonnement et de s’initier petit à petit à la démonstration.</text:span></text:p>
      <text:p text:style-name="P3"><text:span text:style-name="T1"/></text:p>
      <text:p text:style-name="P3"><text:span text:style-name="T1">Le théorème de Pythagore est introduit dès la 4e, et est réinvesti tout au long du cycle dans des situations variées du plan et de l’espace. Le théorème de Thalès est introduit en 3e, en liaison étroite avec la proportionnalité et l’homothétie, mais aussi les agrandissements et réductions.</text:span></text:p>
      <text:p text:style-name="P3"><text:span text:style-name="T1"/></text:p>
      <text:p text:style-name="P3"><text:span text:style-name="T1">La symétrie axiale a été introduite au cycle 3. La symétrie centrale est travaillée dès le début du cycle 4, en liaison avec le parallélogramme. Les translations, puis les rotations sont introduites en milieu de cycle, en liaison avec l’analyse ou la construction des frises, pavages et rosaces, mais sans définition formalisée en tant qu’applications ponctuelles. Une fois ces notions consolidées, les homothéties sont amenées en 3e, en lien avec les configurations de Thalès, la proportionnalité, les fonctions linéaires, les rapports d’agrandissement ou de réduction des grandeurs géométriques.</text:span></text:p>
      <text:p text:style-name="P3"><text:span text:style-name="T1"/></text:p>
      <text:p text:style-name="P3"><text:span text:style-name="T1"/></text:p>
      <text:h text:style-name="Heading_20_1" text:outline-level="1"><text:span text:style-name="T1">Algorithmique et programmation</text:span></text:h>
      <text:p text:style-name="P3"><text:span text:style-name="T1">Au cycle 4, les élèves s’initient à la programmation, en développant dans une démarche de projet quelques programmes simples, sans viser une connaissance experte et exhaustive d’un langage ou d’un logiciel particulier. En créant un programme, ils développent des méthodes de programmation, revisitent les notions de variables et de fonctions sous une forme différente, et s’entraînent au raisonnement.</text:span></text:p>
      <text:p text:style-name="P3"><text:span text:style-name="T1"/></text:p>
      <text:h text:style-name="Heading_20_3" text:outline-level="3"><text:span text:style-name="T1">Attendus de fin de cycle</text:span></text:h>
      <text:p text:style-name="P3"><text:span text:style-name="T1">Écrire, mettre au point et exécuter un programme simple</text:span></text:p>
      <text:p text:style-name="P3"><text:span text:style-name="T1"/></text:p>
      <table:table table:name="Tableau4" table:style-name="Tableau4">
        <table:table-column table:style-name="Tableau4.A" table:number-columns-repeated="2"/>
        <table:table-row>
          <table:table-cell table:style-name="Tableau4.A1" office:value-type="string">
            <text:p text:style-name="P11"><text:span text:style-name="T2">Connaissances </text:span><text:span text:style-name="T2">et compétences associées</text:span></text:p>
          </table:table-cell>
          <table:table-cell table:style-name="Tableau4.B1" office:value-type="string">
            <text:p text:style-name="P11"><text:span text:style-name="T2">Exemples de situations, d’activités et de </text:span><text:soft-page-break/><text:span text:style-name="T2">ressources pour l’élève</text:span></text:p>
          </table:table-cell>
        </table:table-row>
        <table:table-row>
          <table:table-cell table:style-name="Tableau4.A2" office:value-type="string">
            <text:p text:style-name="P23"><text:span text:style-name="T1">Décomposer un problème en sous-problèmes afin de structurer un programme ; reconnaître des schémas.</text:span></text:p>
            <text:p text:style-name="P23"><text:span text:style-name="T1"/></text:p>
            <text:p text:style-name="P23"><text:span text:style-name="T1"/></text:p>
            <text:p text:style-name="P23"><text:span text:style-name="T1">Écrire, mettre au point (tester, corriger) et exécuter un programme en réponse à un problème donné.</text:span></text:p>
            <text:p text:style-name="P23"><text:span text:style-name="T1"/></text:p>
            <text:p text:style-name="P23"><text:span text:style-name="T1">Écrire un programme dans lequel des actions sont déclenchées par des événements extérieurs.</text:span></text:p>
            <text:p text:style-name="P23"><text:span text:style-name="T1"/></text:p>
            <text:p text:style-name="P15"><text:span text:style-name="T1">Programmer des scripts se déroulant en paral</text:span><text:span text:style-name="T13">l</text:span><text:span text:style-name="T1">èle.</text:span></text:p>
            <text:p text:style-name="P15"><text:span text:style-name="T1">» Notions d’algorithme et de programme.</text:span></text:p>
            <text:p text:style-name="P23"><text:span text:style-name="T1">» Notion de variable informatique.</text:span></text:p>
            <text:p text:style-name="P15"><text:span text:style-name="T1">» Déclenchement d’une action par un évènement, séquences d’instructions, boucles, instructions conditionnelles.</text:span></text:p>
          </table:table-cell>
          <table:table-cell table:style-name="Tableau4.B2" office:value-type="string">
            <text:p text:style-name="P23"><text:span text:style-name="T1">Jeux dans un labyrinthe, jeu de Pong, batail</text:span><text:span text:style-name="T12">l</text:span><text:span text:style-name="T1">e navale, jeu de nim, tic tac toe.</text:span></text:p>
            <text:p text:style-name="P23"><text:span text:style-name="T1"/></text:p>
            <text:p text:style-name="P23"><text:span text:style-name="T1">Réalisation de figure à l’aide d’un logiciel de programmation pour consolider les notions de longueur et d’angle.</text:span></text:p>
            <text:p text:style-name="P23"><text:span text:style-name="T14"/></text:p>
            <text:p text:style-name="P23"><text:span text:style-name="T1">Initiation au chiffrement (Morse, chiffre de César, code ASCII…).</text:span></text:p>
            <text:p text:style-name="P23"><text:span text:style-name="T1"/></text:p>
            <text:p text:style-name="P23"><text:span text:style-name="T1">Construction de tables de conjugaison, de </text:span><text:span text:style-name="T5">pluriels, jeu du cadavre exquis…</text:span></text:p>
            <text:p text:style-name="P23"><text:span text:style-name="T1"/></text:p>
            <text:p text:style-name="P23"><text:span text:style-name="T1">Calculs simples de calendrier.</text:span></text:p>
            <text:p text:style-name="P23"><text:span text:style-name="T1"/></text:p>
            <text:p text:style-name="P23"><text:span text:style-name="T1">Calculs de répertoire (recherche, recherche inversée...).</text:span></text:p>
            <text:p text:style-name="P23"><text:span text:style-name="T1"/></text:p>
            <text:p text:style-name="P23"><text:span text:style-name="T1">Calculs de fréquences d’apparition de chaque lettre dans un texte pour distinguer sa langue d’origine : français, anglais, italien, etc.</text:span></text:p>
          </table:table-cell>
        </table:table-row>
      </table:table>
      <text:p text:style-name="P3"><text:span text:style-name="T1"/></text:p>
      <text:p text:style-name="P3"><text:span text:style-name="T1"/></text:p>
      <text:h text:style-name="Heading_20_3" text:outline-level="3"><text:span text:style-name="T1">Repères de progressivité :</text:span></text:h>
      <text:p text:style-name="P3"><text:span text:style-name="T1">En 5e, les élèves s’initient à la programmation événementielle. Progressivement, ils développent de nouvelles compétences, en programmant des actions en parallèle, en utilisant la notion de variable informatique, en découvrant les boucles et les instructions conditionnelles qui complètent les structures de contrôle liées aux événements.</text:span></text:p>
      <text:p text:style-name="P3"><text:span text:style-name="T1"/></text:p>
      <text:h text:style-name="Heading_20_1" text:outline-level="1"><text:span text:style-name="T1">Croisements entre enseignements</text:span></text:h>
      <text:p text:style-name="P3"><text:span text:style-name="T1">Les mathématiques occupent une place essentielle dans les enseignements pratiques interdisciplinaires. Elles fournissent des outils de calcul et de représentation (à l’aide de tableaux, de schémas, de graphiques), des méthodes (prenant appui sur différents types de raisonnement) qui permettent d’organiser, de hiérarchiser et d’interpréter des informations d’origines diverses. Elles sont porteuses de concepts et proposent des outils de modélisation.</text:span></text:p>
      <text:p text:style-name="P3"><text:span text:style-name="T1"/></text:p>
      <text:p text:style-name="P3"><text:span text:style-name="T1">Pour autant, les élèves doivent aussi percevoir que les mathématiques ne sont pas figées, qu’elles se développent et affrontent parfois des crises. Elles sont le produit de la pensée humaine, peuvent être objets de créativité, et sont constitutives de la culture de toute société.</text:span></text:p>
      <text:p text:style-name="P3"><text:soft-page-break/><text:span text:style-name="T1"/></text:p>
      <text:p text:style-name="P3"><text:span text:style-name="T1">Quelques exemples de thèmes qui peuvent être travaillés avec plusieurs autres disciplines sont proposés ci-dessous. La variété des métiers dans lesquels les mathématiques jouent un rôle important ou essentiel peut être explorée dans l’EPI Monde économique et professionnel. L’utilisation de supports en langue étrangère ou régionale, outre une plus grande exposition à la langue, offre une ouverture à une autre approche des mathématiques et permet de s’inscrire dans l’EPI Langues et cultures étrangères ou, le cas échéant, régionales.</text:span></text:p>
      <text:p text:style-name="P3"><text:span text:style-name="T1"/></text:p>
      <text:h text:style-name="Heading_20_2" text:outline-level="2"><text:span text:style-name="T2">Corps, santé, bien-être et sécurité</text:span></text:h>
      <text:p text:style-name="P3"><text:span text:style-name="T1">» En lien avec l’éducation physique et sportive, les sciences de la vie et de la Terre, la chimie, la technologie.</text:span></text:p>
      <text:p text:style-name="P3"><text:span text:style-name="T2">Sport et sciences ; alimentation et entraînement ; physiologie de l’effort et performances</text:span><text:span text:style-name="T1"> Statistiques, proportionnalité, représentation de données, vitesse.</text:span></text:p>
      <text:p text:style-name="P3"><text:span text:style-name="T1">» En lien avec les sciences de la vie et de la Terre, l’éducation physique et sportive.</text:span></text:p>
      <text:p text:style-name="P3"><text:span text:style-name="T2">Rythmes circadiens, fréquences respiratoires, fréquences cardiaques.</text:span></text:p>
      <text:p text:style-name="P3"><text:span text:style-name="T1">Relevé, interprétation des données, mesure de durées, fréquences.</text:span></text:p>
      <text:p text:style-name="P3"><text:span text:style-name="T1">» En lien avec les SVT, la géographie.</text:span></text:p>
      <text:p text:style-name="P3"><text:span text:style-name="T2">Les séismes et raz-de-marée.</text:span></text:p>
      <text:p text:style-name="P3"><text:span text:style-name="T1">Proportionnalité, échel</text:span><text:span text:style-name="T13">l</text:span><text:span text:style-name="T1">es, vitesse.</text:span></text:p>
      <text:h text:style-name="Heading_20_2" text:outline-level="2"><text:span text:style-name="T2">Culture et création artistiques</text:span></text:h>
      <text:p text:style-name="P3"><text:span text:style-name="T1">» En lien avec les arts plastiques, la technologie, le français.</text:span></text:p>
      <text:p text:style-name="P3"><text:span text:style-name="T2">L’architecture, art, technique et société</text:span></text:p>
      <text:p text:style-name="P3"><text:span text:style-name="T1">Proportionnalité, agrandissement réduction, géométrie.</text:span></text:p>
      <text:p text:style-name="P3"><text:span text:style-name="T1">» En lien avec les arts plastiques, l’histoire.</text:span></text:p>
      <text:p text:style-name="P3"><text:span text:style-name="T2">Les représentations en perspectives</text:span></text:p>
      <text:p text:style-name="P3"><text:span text:style-name="T1">Perspectives paral èles, expérience de Brunel eschi.</text:span></text:p>
      <text:p text:style-name="P3"><text:span text:style-name="T1">» En lien avec l’histoire, les sciences (sciences de la vie et de la Terre, physique-chimie), les arts plastiques.</text:span></text:p>
      <text:p text:style-name="P3"><text:span text:style-name="T2">Les relations entre arts et sciences dans la civilisation médiévale musulmane.</text:span></text:p>
      <text:p text:style-name="P3"><text:span text:style-name="T1">Translations, symétries, figures géométriques, frises et pavages.</text:span></text:p>
      <text:h text:style-name="Heading_20_2" text:outline-level="2"><text:span text:style-name="T2">Transition écologique et développement durable.</text:span></text:h>
      <text:p text:style-name="P3"><text:span text:style-name="T1">» En lien avec la géographie, la technologie, les sciences de la vie et de la Terre </text:span><text:span text:style-name="T2">L’aménagement du territoire.</text:span></text:p>
      <text:p text:style-name="P3"><text:span text:style-name="T1">Cartes, réduction, agrandissement.</text:span></text:p>
      <text:p text:style-name="P3"><text:span text:style-name="T1">» En lien avec la physique-chimie, les sciences de la vie et de la Terre, l’histoire et la géographie, le français, les langues vivantes étrangères et régionales, l’éducation aux médias et à l’information.</text:span></text:p>
      <text:p text:style-name="P3"><text:span text:style-name="T2">Les phénomènes météorologiques et climatiques.</text:span></text:p>
      <text:p text:style-name="P3"><text:span text:style-name="T1">Différentes échel es de temps, statistiques.</text:span></text:p>
      <text:p text:style-name="P3"><text:span text:style-name="T1">» En lien avec la physique-chimie, les sciences de la vie et de la Terre, l’histoire et la géographie </text:span><text:span text:style-name="T2">Gestion des ressources naturelles.</text:span></text:p>
      <text:p text:style-name="P3"><text:soft-page-break/><text:span text:style-name="T1">Calcul de consommation d’eau, d’énergie… ; prix d’extraction, de production, de marché, grandeurs quotient et grandeurs produit.</text:span></text:p>
      <text:p text:style-name="P3"><text:span text:style-name="T1"/></text:p>
      <text:h text:style-name="Heading_20_2" text:outline-level="2"><text:span text:style-name="T2">Information, communication, citoyenneté</text:span></text:h>
      <text:p text:style-name="P3"><text:span text:style-name="T1">» En lien avec l’éducation aux médias et à l’information, la géographie, les sciences de la vie et de la Terre.</text:span></text:p>
      <text:p text:style-name="P3"><text:span text:style-name="T2">L’information chiffrée et son interprétation.</text:span></text:p>
      <text:p text:style-name="P3"><text:span text:style-name="T1">Représentations, choix des échel es.</text:span></text:p>
      <text:p text:style-name="P3"><text:span text:style-name="T1">» En lien avec la technologie, l’éducation aux médias et à l’information.</text:span></text:p>
      <text:p text:style-name="P3"><text:span text:style-name="T2">Le stockage de l’information sur support numérique.</text:span></text:p>
      <text:p text:style-name="P3"><text:span text:style-name="T1">Calcul, puissances.</text:span></text:p>
      <text:h text:style-name="Heading_20_2" text:outline-level="2"><text:span text:style-name="T2">Langues et cultures de l’Antiquité</text:span></text:h>
      <text:p text:style-name="P3"><text:span text:style-name="T1">» En lien avec les langues anciennes, l’histoire, les sciences.</text:span></text:p>
      <text:p text:style-name="P3"><text:span text:style-name="T2">Questions de sciences dans l’Antiquité.</text:span></text:p>
      <text:p text:style-name="P3"><text:span text:style-name="T1">Mesure de la circonférence de la Terre par Eratosthène ; racines carrées ; Thalès, Pythagore ; fractions égyptiennes ; différents systèmes et formes de numération.</text:span></text:p>
      <text:h text:style-name="Heading_20_2" text:outline-level="2"><text:span text:style-name="T2">Sciences, technologie et société.</text:span></text:h>
      <text:p text:style-name="P3"><text:span text:style-name="T1">» En lien avec l’histoire, les sciences et la technologie.</text:span></text:p>
      <text:p text:style-name="P3"><text:span text:style-name="T2">Les théories scientifiques qui ont changé la vision du monde Ptolémée,</text:span></text:p>
      <text:p text:style-name="P3"><text:span text:style-name="T2">Copernic, Galilée, Kepler.</text:span></text:p>
      <text:p text:style-name="P3"><text:span text:style-name="T1">Rotation, périodicité.</text:span></text:p>
      <text:p text:style-name="P3"><text:span text:style-name="T1">» En lien avec l’histoire, les sciences et la technologie.</text:span></text:p>
      <text:p text:style-name="P3"><text:span text:style-name="T2">Les sciences à l’époque de la Révolution française.</text:span></text:p>
      <text:p text:style-name="P3"><text:span text:style-name="T1">Système métrique ; méridien ; triangulation ; incertitude.</text:span></text:p>
      <text:p text:style-name="P3"><text:span text:style-name="T1">» En lien avec la technologie, le français, l’éducation aux médias et à l’information.</text:span></text:p>
      <text:p text:style-name="P3"><text:span text:style-name="T2">Réel et virtuel, de la science-fiction à la réalité.</text:span></text:p>
      <text:p text:style-name="P3"><text:span text:style-name="T1">Programmer un robot, concevoir un je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0" svg:font-family="0" style:font-family-generic="system" style:font-pitch="variable"/>
    <style:font-face style:name="Arial" svg:font-family="Arial" style:font-family-generic="system" style:font-pitch="variable"/>
    <style:font-face style:name="Arial Unicode MS" svg:font-family="'Arial Unicode M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text-align="start" style:justify-single-word="false" fo:orphans="0" fo:widows="0" fo:text-indent="0cm" style:auto-text-indent="false" style:vertical-align="auto" style:writing-mode="lr-tb"/>
      <style:text-properties style:font-name="Times New Roman" fo:font-family="'Times New Roman'" style:font-family-generic="roman" style:font-pitch="variable" fo:font-size="12pt" style:font-name-asian="Arial" style:font-family-asian="Arial" style:font-family-generic-asian="system" style:font-pitch-asian="variable" style:font-size-asian="12pt" style:language-asian="zxx" style:country-asian="none" style:font-name-complex="0" style:font-family-complex="0" style:font-family-generic-complex="system" style:font-pitch-complex="variable" style:font-size-complex="12pt" style:language-complex="en" style:country-complex="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default-outline-level="1" style:list-style-name="" style:class="text">
      <style:paragraph-properties fo:margin-left="0cm" fo:margin-right="0cm" fo:margin-top="0.423cm" fo:margin-bottom="0.212cm" loext:contextual-spacing="false" fo:text-align="start" style:justify-single-word="false" fo:orphans="0" fo:widows="0" fo:text-indent="0cm" style:auto-text-indent="false" fo:keep-with-next="always" style:vertical-align="auto"/>
      <style:text-properties fo:color="#0066cc" style:font-name="Times New Roman1" fo:font-family="'Times New Roman'" style:font-family-generic="swiss" style:font-pitch="variable" fo:font-size="16pt" fo:font-weight="bold" style:font-name-asian="0" style:font-family-asian="0" style:font-family-generic-asian="system" style:font-pitch-asian="variable" style:font-size-asian="16pt" style:language-asian="zxx" style:country-asian="none" style:font-weight-asian="bold" style:font-name-complex="Times New Roman2" style:font-family-complex="'Times New Roman'" style:font-family-generic-complex="system" style:font-pitch-complex="variable" style:font-size-complex="16pt" style:language-complex="en" style:country-complex="US" style:font-weight-complex="bold"/>
    </style:style>
    <style:style style:name="Heading_20_2" style:display-name="Heading 2" style:family="paragraph" style:parent-style-name="Heading" style:default-outline-level="2" style:list-style-name="" style:class="text">
      <style:paragraph-properties fo:margin-left="0cm" fo:margin-right="0cm" fo:margin-top="0.423cm" fo:margin-bottom="0.212cm" loext:contextual-spacing="false" fo:text-align="start" style:justify-single-word="false" fo:orphans="0" fo:widows="0" fo:text-indent="0cm" style:auto-text-indent="false" fo:keep-with-next="always" style:vertical-align="auto"/>
      <style:text-properties style:font-name="Times New Roman1" fo:font-family="'Times New Roman'" style:font-family-generic="swiss" style:font-pitch="variable" fo:font-size="14pt" fo:font-style="italic" fo:font-weight="bold" style:font-name-asian="0" style:font-family-asian="0" style:font-family-generic-asian="system" style:font-pitch-asian="variable" style:font-size-asian="14pt" style:language-asian="zxx" style:country-asian="none" style:font-style-asian="italic" style:font-weight-asian="bold" style:font-name-complex="Times New Roman2" style:font-family-complex="'Times New Roman'" style:font-family-generic-complex="system" style:font-pitch-complex="variable" style:font-size-complex="14pt" style:language-complex="en" style:country-complex="US" style:font-style-complex="italic" style:font-weight-complex="bold"/>
    </style:style>
    <style:style style:name="Heading_20_3" style:display-name="Heading 3" style:family="paragraph" style:parent-style-name="Heading" style:default-outline-level="3" style:list-style-name="" style:class="text">
      <style:paragraph-properties fo:margin-left="0cm" fo:margin-right="0cm" fo:margin-top="0.423cm" fo:margin-bottom="0.212cm" loext:contextual-spacing="false" fo:text-align="start" style:justify-single-word="false" fo:orphans="0" fo:widows="0" fo:text-indent="0cm" style:auto-text-indent="false" fo:keep-with-next="always" style:vertical-align="auto"/>
      <style:text-properties fo:color="#666666" style:font-name="Times New Roman1" fo:font-family="'Times New Roman'" style:font-family-generic="swiss" style:font-pitch="variable" fo:font-size="14pt" fo:font-weight="bold" style:font-name-asian="0" style:font-family-asian="0" style:font-family-generic-asian="system" style:font-pitch-asian="variable" style:font-size-asian="14pt" style:language-asian="zxx" style:country-asian="none" style:font-weight-asian="bold" style:font-name-complex="Times New Roman2" style:font-family-complex="'Times New Roman'" style:font-family-generic-complex="system" style:font-pitch-complex="variable" style:font-size-complex="14pt" style:language-complex="en" style:country-complex="US" style:font-weight-complex="bold"/>
    </style:style>
    <style:style style:name="Heading_20_4" style:display-name="Heading 4" style:family="paragraph" style:parent-style-name="Heading" style:default-outline-level="4" style:list-style-name="" style:class="text">
      <style:paragraph-properties fo:margin-left="0cm" fo:margin-right="0cm" fo:margin-top="0.423cm" fo:margin-bottom="0.212cm" loext:contextual-spacing="false" fo:text-align="start" style:justify-single-word="false" fo:orphans="0" fo:widows="0" fo:text-indent="0cm" style:auto-text-indent="false" fo:keep-with-next="always" style:vertical-align="auto"/>
      <style:text-properties style:font-name="Times New Roman1" fo:font-family="'Times New Roman'" style:font-family-generic="swiss" style:font-pitch="variable" fo:font-size="11.5pt" fo:font-style="italic" fo:font-weight="bold" style:font-name-asian="0" style:font-family-asian="0" style:font-family-generic-asian="system" style:font-pitch-asian="variable" style:font-size-asian="11.5pt" style:language-asian="zxx" style:country-asian="none" style:font-style-asian="italic" style:font-weight-asian="bold" style:font-name-complex="Times New Roman2" style:font-family-complex="'Times New Roman'" style:font-family-generic-complex="system" style:font-pitch-complex="variable" style:font-size-complex="11.5pt" style:language-complex="en" style:country-complex="US" style:font-style-complex="italic" style:font-weight-complex="bold"/>
    </style:style>
    <style:style style:name="Heading_20_5" style:display-name="Heading 5" style:family="paragraph" style:parent-style-name="Heading" style:default-outline-level="5" style:list-style-name="" style:class="text">
      <style:paragraph-properties fo:margin-left="0cm" fo:margin-right="0cm" fo:margin-top="0.423cm" fo:margin-bottom="0.212cm" loext:contextual-spacing="false" fo:text-align="start" style:justify-single-word="false" fo:orphans="0" fo:widows="0" fo:text-indent="0cm" style:auto-text-indent="false" fo:keep-with-next="always" style:vertical-align="auto"/>
      <style:text-properties style:font-name="Times New Roman1" fo:font-family="'Times New Roman'" style:font-family-generic="swiss" style:font-pitch="variable" fo:font-size="11.5pt" fo:font-weight="bold" style:font-name-asian="0" style:font-family-asian="0" style:font-family-generic-asian="system" style:font-pitch-asian="variable" style:font-size-asian="11.5pt" style:language-asian="zxx" style:country-asian="none" style:font-weight-asian="bold" style:font-name-complex="Times New Roman2" style:font-family-complex="'Times New Roman'" style:font-family-generic-complex="system" style:font-pitch-complex="variable" style:font-size-complex="11.5pt" style:language-complex="en" style:country-complex="US" style:font-weight-complex="bold"/>
    </style:style>
    <style:style style:name="Heading_20_6" style:display-name="Heading 6" style:family="paragraph" style:parent-style-name="Heading" style:default-outline-level="6" style:list-style-name="" style:class="text">
      <style:paragraph-properties fo:margin-left="0cm" fo:margin-right="0cm" fo:margin-top="0.423cm" fo:margin-bottom="0.212cm" loext:contextual-spacing="false" fo:text-align="start" style:justify-single-word="false" fo:orphans="0" fo:widows="0" fo:text-indent="0cm" style:auto-text-indent="false" fo:keep-with-next="always" style:vertical-align="auto"/>
      <style:text-properties style:font-name="Times New Roman1" fo:font-family="'Times New Roman'" style:font-family-generic="swiss" style:font-pitch="variable" fo:font-size="10.5pt" fo:font-weight="bold" style:font-name-asian="0" style:font-family-asian="0" style:font-family-generic-asian="system" style:font-pitch-asian="variable" style:font-size-asian="10.5pt" style:language-asian="zxx" style:country-asian="none" style:font-weight-asian="bold" style:font-name-complex="Times New Roman2" style:font-family-complex="'Times New Roman'" style:font-family-generic-complex="system" style:font-pitch-complex="variable" style:font-size-complex="10.5pt" style:language-complex="en" style:country-complex="US" style:font-weight-complex="bold"/>
    </style:style>
    <style:style style:name="Quotations" style:family="paragraph" style:parent-style-name="Standard" style:class="html"/>
    <style:style style:name="Title" style:family="paragraph" style:parent-style-name="Heading" style:class="chapter">
      <style:paragraph-properties fo:text-align="center" style:justify-single-word="false"/>
      <style:text-properties fo:font-size="22pt"/>
    </style:style>
    <style:style style:name="Subtitle" style:family="paragraph" style:parent-style-name="Heading" style:class="chapter"/>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O SPE 11 26-11-2015 504351 (gliss?(e)s)</dc:title>
    <meta:initial-creator>Unknown</meta:initial-creator>
    <dc:date>2015-12-09T20:54:36.157435000</dc:date>
    <meta:editing-duration>PT1H36M40S</meta:editing-duration>
    <meta:editing-cycles>8</meta:editing-cycles>
    <meta:generator>LibreOffice/4.4.5.2$MacOSX_X86_64 LibreOffice_project/a22f674fd25a3b6f45bdebf25400ed2adff0ff99</meta:generator>
    <meta:document-statistic meta:table-count="5" meta:image-count="0" meta:object-count="0" meta:page-count="17" meta:paragraph-count="304" meta:word-count="5637" meta:character-count="38453" meta:non-whitespace-character-count="33119"/>
  </office:meta>
</office:document-meta>
</file>